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6pt"/>
    </style:style>
    <style:style style:name="co2" style:family="table-column">
      <style:table-column-properties fo:break-before="auto" style:column-width="22.14pt"/>
    </style:style>
    <style:style style:name="co3" style:family="table-column">
      <style:table-column-properties fo:break-before="auto" style:column-width="82.46pt"/>
    </style:style>
    <style:style style:name="co4" style:family="table-column">
      <style:table-column-properties fo:break-before="auto" style:column-width="54.74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an-worxmate-guest" table:style-name="ta1">
        <table:shapes>
          <draw:frame draw:z-index="0" draw:style-name="gr1" draw:text-style-name="P1" svg:width="499.58pt" svg:height="240.75pt" svg:x="712.35pt" svg:y="25.6pt">
            <loext:p draw:notify-on-update-of-ranges="'scan-worxmate-guest'.A1:'scan-worxmate-guest'.A175 'scan-worxmate-guest'.B1:'scan-worxmate-guest'.B1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5.52pt" svg:height="232.81pt" svg:x="720.54pt" svg:y="276.18pt">
            <loext:p draw:notify-on-update-of-ranges="'scan-worxmate-guest'.A1:'scan-worxmate-guest'.A175 'scan-worxmate-guest'.C1:'scan-worxmate-guest'.C1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3.91pt" svg:height="243.75pt" svg:x="1241.09pt" svg:y="3.23pt">
            <loext:p draw:notify-on-update-of-ranges="'scan-worxmate-guest'.A1:'scan-worxmate-guest'.A175 'scan-worxmate-guest'.F1:'scan-worxmate-guest'.F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71.83pt" svg:height="245.62pt" svg:x="1257.62pt" svg:y="259.23pt">
            <loext:p draw:notify-on-update-of-ranges="'scan-worxmate-guest'.A1:'scan-worxmate-guest'.A175 'scan-worxmate-guest'.G1:'scan-worxmate-guest'.G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office:value-type="float" office:value="1485178717" calcext:value-type="float">
            <text:p>1485178717</text:p>
          </table:table-cell>
          <table:table-cell office:value-type="float" office:value="-50" calcext:value-type="float">
            <text:p>-50</text:p>
          </table:table-cell>
          <table:table-cell table:formula="of:=10^((-40 - [.B1]) / (10 * 2.1))" office:value-type="float" office:value="2.99357729472049" calcext:value-type="float">
            <text:p>2.9935772947</text:p>
          </table:table-cell>
          <table:table-cell table:formula="of:=10^[.B1]" office:value-type="float" office:value="1E-050" calcext:value-type="float">
            <text:p>1E-50</text:p>
          </table:table-cell>
          <table:table-cell table:formula="of:=[.D1]" office:value-type="float" office:value="1E-050" calcext:value-type="float">
            <text:p>1E-50</text:p>
          </table:table-cell>
          <table:table-cell table:formula="of:=LOG([.E1];10)" office:value-type="float" office:value="-50" calcext:value-type="float">
            <text:p>-50</text:p>
          </table:table-cell>
          <table:table-cell table:formula="of:=10^((-40 - [.F1]) / (10 * 2.1))" office:value-type="float" office:value="2.99357729472049" calcext:value-type="float">
            <text:p>2.9935772947</text:p>
          </table:table-cell>
          <table:table-cell table:number-columns-repeated="4"/>
        </table:table-row>
        <table:table-row table:style-name="ro1">
          <table:table-cell office:value-type="float" office:value="1485178717" calcext:value-type="float">
            <text:p>1485178717</text:p>
          </table:table-cell>
          <table:table-cell office:value-type="float" office:value="-44" calcext:value-type="float">
            <text:p>-44</text:p>
          </table:table-cell>
          <table:table-cell table:formula="of:=10^((-40 - [.B2]) / (10 * 2.1))" office:value-type="float" office:value="1.55051577983262" calcext:value-type="float">
            <text:p>1.5505157798</text:p>
          </table:table-cell>
          <table:table-cell table:formula="of:=10^[.B2]" office:value-type="float" office:value="1E-044" calcext:value-type="float">
            <text:p>1E-44</text:p>
          </table:table-cell>
          <table:table-cell table:formula="of:=[.E1]+[.$K$2]*([.D2]-[.E1])" office:value-type="float" office:value="2.5000075E-045" calcext:value-type="float">
            <text:p>2.5000075E-45</text:p>
          </table:table-cell>
          <table:table-cell table:formula="of:=LOG([.E2];10)" office:value-type="float" office:value="-44.6020586884465" calcext:value-type="float">
            <text:p>-44.6020586884</text:p>
          </table:table-cell>
          <table:table-cell table:formula="of:=10^((-40 - [.F2]) / (10 * 2.1))" office:value-type="float" office:value="1.65632536166524" calcext:value-type="float">
            <text:p>1.6563253617</text:p>
          </table:table-cell>
          <table:table-cell table:number-columns-repeated="2"/>
          <table:table-cell table:style-name="ce2" office:value-type="string" calcext:value-type="string">
            <text:p>alph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85178717" calcext:value-type="float">
            <text:p>1485178717</text:p>
          </table:table-cell>
          <table:table-cell office:value-type="float" office:value="-40" calcext:value-type="float">
            <text:p>-40</text:p>
          </table:table-cell>
          <table:table-cell table:formula="of:=10^((-40 - [.B3]) / (10 * 2.1))" office:value-type="float" office:value="1" calcext:value-type="float">
            <text:p>1</text:p>
          </table:table-cell>
          <table:table-cell table:formula="of:=10^[.B3]" office:value-type="float" office:value="1E-040" calcext:value-type="float">
            <text:p>1E-40</text:p>
          </table:table-cell>
          <table:table-cell table:formula="of:=[.E2]+[.$K$2]*([.D3]-[.E2])" office:value-type="float" office:value="2.5001875005625E-041" calcext:value-type="float">
            <text:p>2.5001875005625E-41</text:p>
          </table:table-cell>
          <table:table-cell table:formula="of:=LOG([.E3];10)" office:value-type="float" office:value="-40.6020274203655" calcext:value-type="float">
            <text:p>-40.6020274204</text:p>
          </table:table-cell>
          <table:table-cell table:formula="of:=10^((-40 - [.F3]) / (10 * 2.1))" office:value-type="float" office:value="1.06823787580394" calcext:value-type="float">
            <text:p>1.0682378758</text:p>
          </table:table-cell>
          <table:table-cell table:number-columns-repeated="4"/>
        </table:table-row>
        <table:table-row table:style-name="ro1">
          <table:table-cell office:value-type="float" office:value="1485178719" calcext:value-type="float">
            <text:p>1485178719</text:p>
          </table:table-cell>
          <table:table-cell office:value-type="float" office:value="-54" calcext:value-type="float">
            <text:p>-54</text:p>
          </table:table-cell>
          <table:table-cell table:formula="of:=10^((-40 - [.B4]) / (10 * 2.1))" office:value-type="float" office:value="4.64158883361278" calcext:value-type="float">
            <text:p>4.6415888336</text:p>
          </table:table-cell>
          <table:table-cell table:formula="of:=10^[.B4]" office:value-type="float" office:value="1E-054" calcext:value-type="float">
            <text:p>1E-54</text:p>
          </table:table-cell>
          <table:table-cell table:formula="of:=[.E3]+[.$K$2]*([.D4]-[.E3])" office:value-type="float" office:value="1.8751406254219E-041" calcext:value-type="float">
            <text:p>1.8751406254219E-41</text:p>
          </table:table-cell>
          <table:table-cell table:formula="of:=LOG([.E4];10)" office:value-type="float" office:value="-40.7269661569738" calcext:value-type="float">
            <text:p>-40.726966157</text:p>
          </table:table-cell>
          <table:table-cell table:formula="of:=10^((-40 - [.F4]) / (10 * 2.1))" office:value-type="float" office:value="1.08297251833475" calcext:value-type="float">
            <text:p>1.0829725183</text:p>
          </table:table-cell>
          <table:table-cell table:number-columns-repeated="4"/>
        </table:table-row>
        <table:table-row table:style-name="ro1">
          <table:table-cell office:value-type="float" office:value="1485178719" calcext:value-type="float">
            <text:p>1485178719</text:p>
          </table:table-cell>
          <table:table-cell office:value-type="float" office:value="-54" calcext:value-type="float">
            <text:p>-54</text:p>
          </table:table-cell>
          <table:table-cell table:formula="of:=10^((-40 - [.B5]) / (10 * 2.1))" office:value-type="float" office:value="4.64158883361278" calcext:value-type="float">
            <text:p>4.6415888336</text:p>
          </table:table-cell>
          <table:table-cell table:formula="of:=10^[.B5]" office:value-type="float" office:value="1E-054" calcext:value-type="float">
            <text:p>1E-54</text:p>
          </table:table-cell>
          <table:table-cell table:formula="of:=[.E4]+[.$K$2]*([.D5]-[.E4])" office:value-type="float" office:value="1.40635546906645E-041" calcext:value-type="float">
            <text:p>1.40635546906645E-41</text:p>
          </table:table-cell>
          <table:table-cell table:formula="of:=LOG([.E5];10)" office:value-type="float" office:value="-40.8519048935821" calcext:value-type="float">
            <text:p>-40.8519048936</text:p>
          </table:table-cell>
          <table:table-cell table:formula="of:=10^((-40 - [.F5]) / (10 * 2.1))" office:value-type="float" office:value="1.09791040182476" calcext:value-type="float">
            <text:p>1.0979104018</text:p>
          </table:table-cell>
          <table:table-cell table:number-columns-repeated="4"/>
        </table:table-row>
        <table:table-row table:style-name="ro1">
          <table:table-cell office:value-type="float" office:value="1485178719" calcext:value-type="float">
            <text:p>1485178719</text:p>
          </table:table-cell>
          <table:table-cell office:value-type="float" office:value="-50" calcext:value-type="float">
            <text:p>-50</text:p>
          </table:table-cell>
          <table:table-cell table:formula="of:=10^((-40 - [.B6]) / (10 * 2.1))" office:value-type="float" office:value="2.99357729472049" calcext:value-type="float">
            <text:p>2.9935772947</text:p>
          </table:table-cell>
          <table:table-cell table:formula="of:=10^[.B6]" office:value-type="float" office:value="1E-050" calcext:value-type="float">
            <text:p>1E-50</text:p>
          </table:table-cell>
          <table:table-cell table:formula="of:=[.E5]+[.$K$2]*([.D6]-[.E5])" office:value-type="float" office:value="1.05476660204984E-041" calcext:value-type="float">
            <text:p>1.05476660204984E-41</text:p>
          </table:table-cell>
          <table:table-cell table:formula="of:=LOG([.E6];10)" office:value-type="float" office:value="-40.9768436300874" calcext:value-type="float">
            <text:p>-40.9768436301</text:p>
          </table:table-cell>
          <table:table-cell table:formula="of:=10^((-40 - [.F6]) / (10 * 2.1))" office:value-type="float" office:value="1.11305432964716" calcext:value-type="float">
            <text:p>1.1130543296</text:p>
          </table:table-cell>
          <table:table-cell table:number-columns-repeated="4"/>
        </table:table-row>
        <table:table-row table:style-name="ro1">
          <table:table-cell office:value-type="float" office:value="1485178721" calcext:value-type="float">
            <text:p>1485178721</text:p>
          </table:table-cell>
          <table:table-cell office:value-type="float" office:value="-50" calcext:value-type="float">
            <text:p>-50</text:p>
          </table:table-cell>
          <table:table-cell table:formula="of:=10^((-40 - [.B7]) / (10 * 2.1))" office:value-type="float" office:value="2.99357729472049" calcext:value-type="float">
            <text:p>2.9935772947</text:p>
          </table:table-cell>
          <table:table-cell table:formula="of:=10^[.B7]" office:value-type="float" office:value="1E-050" calcext:value-type="float">
            <text:p>1E-50</text:p>
          </table:table-cell>
          <table:table-cell table:formula="of:=[.E6]+[.$K$2]*([.D7]-[.E6])" office:value-type="float" office:value="7.91074951787378E-042" calcext:value-type="float">
            <text:p>7.91074951787378E-42</text:p>
          </table:table-cell>
          <table:table-cell table:formula="of:=LOG([.E7];10)" office:value-type="float" office:value="-41.1017823665585" calcext:value-type="float">
            <text:p>-41.1017823666</text:p>
          </table:table-cell>
          <table:table-cell table:formula="of:=10^((-40 - [.F7]) / (10 * 2.1))" office:value-type="float" office:value="1.12840714386399" calcext:value-type="float">
            <text:p>1.1284071439</text:p>
          </table:table-cell>
          <table:table-cell table:number-columns-repeated="4"/>
        </table:table-row>
        <table:table-row table:style-name="ro1">
          <table:table-cell office:value-type="float" office:value="1485178721" calcext:value-type="float">
            <text:p>1485178721</text:p>
          </table:table-cell>
          <table:table-cell office:value-type="float" office:value="-46" calcext:value-type="float">
            <text:p>-46</text:p>
          </table:table-cell>
          <table:table-cell table:formula="of:=10^((-40 - [.B8]) / (10 * 2.1))" office:value-type="float" office:value="1.93069772888325" calcext:value-type="float">
            <text:p>1.9306977289</text:p>
          </table:table-cell>
          <table:table-cell table:formula="of:=10^[.B8]" office:value-type="float" office:value="1E-046" calcext:value-type="float">
            <text:p>1E-46</text:p>
          </table:table-cell>
          <table:table-cell table:formula="of:=[.E7]+[.$K$2]*([.D8]-[.E7])" office:value-type="float" office:value="5.93308713840534E-042" calcext:value-type="float">
            <text:p>5.93308713840534E-42</text:p>
          </table:table-cell>
          <table:table-cell table:formula="of:=LOG([.E8];10)" office:value-type="float" office:value="-41.2267192731945" calcext:value-type="float">
            <text:p>-41.2267192732</text:p>
          </table:table-cell>
          <table:table-cell table:formula="of:=10^((-40 - [.F8]) / (10 * 2.1))" office:value-type="float" office:value="1.1439714962134" calcext:value-type="float">
            <text:p>1.1439714962</text:p>
          </table:table-cell>
          <table:table-cell table:number-columns-repeated="4"/>
        </table:table-row>
        <table:table-row table:style-name="ro1">
          <table:table-cell office:value-type="float" office:value="1485178721" calcext:value-type="float">
            <text:p>1485178721</text:p>
          </table:table-cell>
          <table:table-cell office:value-type="float" office:value="-42" calcext:value-type="float">
            <text:p>-42</text:p>
          </table:table-cell>
          <table:table-cell table:formula="of:=10^((-40 - [.B9]) / (10 * 2.1))" office:value-type="float" office:value="1.24519708473503" calcext:value-type="float">
            <text:p>1.2451970847</text:p>
          </table:table-cell>
          <table:table-cell table:formula="of:=10^[.B9]" office:value-type="float" office:value="1E-042" calcext:value-type="float">
            <text:p>1E-42</text:p>
          </table:table-cell>
          <table:table-cell table:formula="of:=[.E8]+[.$K$2]*([.D9]-[.E8])" office:value-type="float" office:value="4.699815353804E-042" calcext:value-type="float">
            <text:p>4.699815353804E-42</text:p>
          </table:table-cell>
          <table:table-cell table:formula="of:=LOG([.E9];10)" office:value-type="float" office:value="-41.3279192042769" calcext:value-type="float">
            <text:p>-41.3279192043</text:p>
          </table:table-cell>
          <table:table-cell table:formula="of:=10^((-40 - [.F9]) / (10 * 2.1))" office:value-type="float" office:value="1.15673598906417" calcext:value-type="float">
            <text:p>1.1567359891</text:p>
          </table:table-cell>
          <table:table-cell table:number-columns-repeated="4"/>
        </table:table-row>
        <table:table-row table:style-name="ro1">
          <table:table-cell office:value-type="float" office:value="1485178721" calcext:value-type="float">
            <text:p>1485178721</text:p>
          </table:table-cell>
          <table:table-cell office:value-type="float" office:value="-40" calcext:value-type="float">
            <text:p>-40</text:p>
          </table:table-cell>
          <table:table-cell table:formula="of:=10^((-40 - [.B10]) / (10 * 2.1))" office:value-type="float" office:value="1" calcext:value-type="float">
            <text:p>1</text:p>
          </table:table-cell>
          <table:table-cell table:formula="of:=10^[.B10]" office:value-type="float" office:value="1E-040" calcext:value-type="float">
            <text:p>1E-40</text:p>
          </table:table-cell>
          <table:table-cell table:formula="of:=[.E9]+[.$K$2]*([.D10]-[.E9])" office:value-type="float" office:value="2.8524861515353E-041" calcext:value-type="float">
            <text:p>2.8524861515353E-41</text:p>
          </table:table-cell>
          <table:table-cell table:formula="of:=LOG([.E10];10)" office:value-type="float" office:value="-40.5447764553502" calcext:value-type="float">
            <text:p>-40.5447764554</text:p>
          </table:table-cell>
          <table:table-cell table:formula="of:=10^((-40 - [.F10]) / (10 * 2.1))" office:value-type="float" office:value="1.06155313191785" calcext:value-type="float">
            <text:p>1.0615531319</text:p>
          </table:table-cell>
          <table:table-cell table:number-columns-repeated="4"/>
        </table:table-row>
        <table:table-row table:style-name="ro1">
          <table:table-cell office:value-type="float" office:value="1485178721" calcext:value-type="float">
            <text:p>1485178721</text:p>
          </table:table-cell>
          <table:table-cell office:value-type="float" office:value="-48" calcext:value-type="float">
            <text:p>-48</text:p>
          </table:table-cell>
          <table:table-cell table:formula="of:=10^((-40 - [.B11]) / (10 * 2.1))" office:value-type="float" office:value="2.40409918350997" calcext:value-type="float">
            <text:p>2.4040991835</text:p>
          </table:table-cell>
          <table:table-cell table:formula="of:=10^[.B11]" office:value-type="float" office:value="1E-048" calcext:value-type="float">
            <text:p>1E-48</text:p>
          </table:table-cell>
          <table:table-cell table:formula="of:=[.E10]+[.$K$2]*([.D11]-[.E10])" office:value-type="float" office:value="2.13936463865147E-041" calcext:value-type="float">
            <text:p>2.13936463865147E-41</text:p>
          </table:table-cell>
          <table:table-cell table:formula="of:=LOG([.E11];10)" office:value-type="float" office:value="-40.6697151868835" calcext:value-type="float">
            <text:p>-40.6697151869</text:p>
          </table:table-cell>
          <table:table-cell table:formula="of:=10^((-40 - [.F11]) / (10 * 2.1))" office:value-type="float" office:value="1.07619556843957" calcext:value-type="float">
            <text:p>1.0761955684</text:p>
          </table:table-cell>
          <table:table-cell table:number-columns-repeated="4"/>
        </table:table-row>
        <table:table-row table:style-name="ro1">
          <table:table-cell office:value-type="float" office:value="1485178723" calcext:value-type="float">
            <text:p>1485178723</text:p>
          </table:table-cell>
          <table:table-cell office:value-type="float" office:value="-54" calcext:value-type="float">
            <text:p>-54</text:p>
          </table:table-cell>
          <table:table-cell table:formula="of:=10^((-40 - [.B12]) / (10 * 2.1))" office:value-type="float" office:value="4.64158883361278" calcext:value-type="float">
            <text:p>4.6415888336</text:p>
          </table:table-cell>
          <table:table-cell table:formula="of:=10^[.B12]" office:value-type="float" office:value="1E-054" calcext:value-type="float">
            <text:p>1E-54</text:p>
          </table:table-cell>
          <table:table-cell table:formula="of:=[.E11]+[.$K$2]*([.D12]-[.E11])" office:value-type="float" office:value="1.60452347898863E-041" calcext:value-type="float">
            <text:p>1.60452347898863E-41</text:p>
          </table:table-cell>
          <table:table-cell table:formula="of:=LOG([.E12];10)" office:value-type="float" office:value="-40.7946539234918" calcext:value-type="float">
            <text:p>-40.7946539235</text:p>
          </table:table-cell>
          <table:table-cell table:formula="of:=10^((-40 - [.F12]) / (10 * 2.1))" office:value-type="float" office:value="1.09103997468408" calcext:value-type="float">
            <text:p>1.0910399747</text:p>
          </table:table-cell>
          <table:table-cell table:number-columns-repeated="4"/>
        </table:table-row>
        <table:table-row table:style-name="ro1">
          <table:table-cell office:value-type="float" office:value="1485178723" calcext:value-type="float">
            <text:p>1485178723</text:p>
          </table:table-cell>
          <table:table-cell office:value-type="float" office:value="-56" calcext:value-type="float">
            <text:p>-56</text:p>
          </table:table-cell>
          <table:table-cell table:formula="of:=10^((-40 - [.B13]) / (10 * 2.1))" office:value-type="float" office:value="5.77969288415331" calcext:value-type="float">
            <text:p>5.7796928842</text:p>
          </table:table-cell>
          <table:table-cell table:formula="of:=10^[.B13]" office:value-type="float" office:value="1E-056" calcext:value-type="float">
            <text:p>1E-56</text:p>
          </table:table-cell>
          <table:table-cell table:formula="of:=[.E12]+[.$K$2]*([.D13]-[.E12])" office:value-type="float" office:value="1.20339260924147E-041" calcext:value-type="float">
            <text:p>1.20339260924147E-41</text:p>
          </table:table-cell>
          <table:table-cell table:formula="of:=LOG([.E13];10)" office:value-type="float" office:value="-40.9195926601001" calcext:value-type="float">
            <text:p>-40.9195926601</text:p>
          </table:table-cell>
          <table:table-cell table:formula="of:=10^((-40 - [.F13]) / (10 * 2.1))" office:value-type="float" office:value="1.10608913590363" calcext:value-type="float">
            <text:p>1.1060891359</text:p>
          </table:table-cell>
          <table:table-cell table:number-columns-repeated="4"/>
        </table:table-row>
        <table:table-row table:style-name="ro1">
          <table:table-cell office:value-type="float" office:value="1485178723" calcext:value-type="float">
            <text:p>1485178723</text:p>
          </table:table-cell>
          <table:table-cell office:value-type="float" office:value="-56" calcext:value-type="float">
            <text:p>-56</text:p>
          </table:table-cell>
          <table:table-cell table:formula="of:=10^((-40 - [.B14]) / (10 * 2.1))" office:value-type="float" office:value="5.77969288415331" calcext:value-type="float">
            <text:p>5.7796928842</text:p>
          </table:table-cell>
          <table:table-cell table:formula="of:=10^[.B14]" office:value-type="float" office:value="1E-056" calcext:value-type="float">
            <text:p>1E-56</text:p>
          </table:table-cell>
          <table:table-cell table:formula="of:=[.E13]+[.$K$2]*([.D14]-[.E13])" office:value-type="float" office:value="9.02544456931105E-042" calcext:value-type="float">
            <text:p>9.02544456931105E-42</text:p>
          </table:table-cell>
          <table:table-cell table:formula="of:=LOG([.E14];10)" office:value-type="float" office:value="-41.0445313967084" calcext:value-type="float">
            <text:p>-41.0445313967</text:p>
          </table:table-cell>
          <table:table-cell table:formula="of:=10^((-40 - [.F14]) / (10 * 2.1))" office:value-type="float" office:value="1.12134587636745" calcext:value-type="float">
            <text:p>1.1213458764</text:p>
          </table:table-cell>
          <table:table-cell table:number-columns-repeated="4"/>
        </table:table-row>
        <table:table-row table:style-name="ro1">
          <table:table-cell office:value-type="float" office:value="1485178723" calcext:value-type="float">
            <text:p>1485178723</text:p>
          </table:table-cell>
          <table:table-cell office:value-type="float" office:value="-56" calcext:value-type="float">
            <text:p>-56</text:p>
          </table:table-cell>
          <table:table-cell table:formula="of:=10^((-40 - [.B15]) / (10 * 2.1))" office:value-type="float" office:value="5.77969288415331" calcext:value-type="float">
            <text:p>5.7796928842</text:p>
          </table:table-cell>
          <table:table-cell table:formula="of:=10^[.B15]" office:value-type="float" office:value="1E-056" calcext:value-type="float">
            <text:p>1E-56</text:p>
          </table:table-cell>
          <table:table-cell table:formula="of:=[.E14]+[.$K$2]*([.D15]-[.E14])" office:value-type="float" office:value="6.76908342698329E-042" calcext:value-type="float">
            <text:p>6.76908342698329E-42</text:p>
          </table:table-cell>
          <table:table-cell table:formula="of:=LOG([.E15];10)" office:value-type="float" office:value="-41.1694701333167" calcext:value-type="float">
            <text:p>-41.1694701333</text:p>
          </table:table-cell>
          <table:table-cell table:formula="of:=10^((-40 - [.F15]) / (10 * 2.1))" office:value-type="float" office:value="1.13681305930108" calcext:value-type="float">
            <text:p>1.1368130593</text:p>
          </table:table-cell>
          <table:table-cell table:number-columns-repeated="4"/>
        </table:table-row>
        <table:table-row table:style-name="ro1">
          <table:table-cell office:value-type="float" office:value="1485178723" calcext:value-type="float">
            <text:p>1485178723</text:p>
          </table:table-cell>
          <table:table-cell office:value-type="float" office:value="-60" calcext:value-type="float">
            <text:p>-60</text:p>
          </table:table-cell>
          <table:table-cell table:formula="of:=10^((-40 - [.B16]) / (10 * 2.1))" office:value-type="float" office:value="8.96150501946605" calcext:value-type="float">
            <text:p>8.9615050195</text:p>
          </table:table-cell>
          <table:table-cell table:formula="of:=10^[.B16]" office:value-type="float" office:value="1E-060" calcext:value-type="float">
            <text:p>1E-60</text:p>
          </table:table-cell>
          <table:table-cell table:formula="of:=[.E15]+[.$K$2]*([.D16]-[.E15])" office:value-type="float" office:value="5.07681257023747E-042" calcext:value-type="float">
            <text:p>5.07681257023747E-42</text:p>
          </table:table-cell>
          <table:table-cell table:formula="of:=LOG([.E16];10)" office:value-type="float" office:value="-41.294408869925" calcext:value-type="float">
            <text:p>-41.2944088699</text:p>
          </table:table-cell>
          <table:table-cell table:formula="of:=10^((-40 - [.F16]) / (10 * 2.1))" office:value-type="float" office:value="1.15249358742368" calcext:value-type="float">
            <text:p>1.1524935874</text:p>
          </table:table-cell>
          <table:table-cell table:number-columns-repeated="4"/>
        </table:table-row>
        <table:table-row table:style-name="ro1">
          <table:table-cell office:value-type="float" office:value="1485178725" calcext:value-type="float">
            <text:p>1485178725</text:p>
          </table:table-cell>
          <table:table-cell office:value-type="float" office:value="-52" calcext:value-type="float">
            <text:p>-52</text:p>
          </table:table-cell>
          <table:table-cell table:formula="of:=10^((-40 - [.B17]) / (10 * 2.1))" office:value-type="float" office:value="3.72759372031494" calcext:value-type="float">
            <text:p>3.7275937203</text:p>
          </table:table-cell>
          <table:table-cell table:formula="of:=10^[.B17]" office:value-type="float" office:value="1E-052" calcext:value-type="float">
            <text:p>1E-52</text:p>
          </table:table-cell>
          <table:table-cell table:formula="of:=[.E16]+[.$K$2]*([.D17]-[.E16])" office:value-type="float" office:value="3.8076094277031E-042" calcext:value-type="float">
            <text:p>3.8076094277031E-42</text:p>
          </table:table-cell>
          <table:table-cell table:formula="of:=LOG([.E17];10)" office:value-type="float" office:value="-41.4193476065304" calcext:value-type="float">
            <text:p>-41.4193476065</text:p>
          </table:table-cell>
          <table:table-cell table:formula="of:=10^((-40 - [.F17]) / (10 * 2.1))" office:value-type="float" office:value="1.16839040349246" calcext:value-type="float">
            <text:p>1.1683904035</text:p>
          </table:table-cell>
          <table:table-cell table:number-columns-repeated="4"/>
        </table:table-row>
        <table:table-row table:style-name="ro1">
          <table:table-cell office:value-type="float" office:value="1485178725" calcext:value-type="float">
            <text:p>1485178725</text:p>
          </table:table-cell>
          <table:table-cell office:value-type="float" office:value="-48" calcext:value-type="float">
            <text:p>-48</text:p>
          </table:table-cell>
          <table:table-cell table:formula="of:=10^((-40 - [.B18]) / (10 * 2.1))" office:value-type="float" office:value="2.40409918350997" calcext:value-type="float">
            <text:p>2.4040991835</text:p>
          </table:table-cell>
          <table:table-cell table:formula="of:=10^[.B18]" office:value-type="float" office:value="1E-048" calcext:value-type="float">
            <text:p>1E-48</text:p>
          </table:table-cell>
          <table:table-cell table:formula="of:=[.E17]+[.$K$2]*([.D18]-[.E17])" office:value-type="float" office:value="2.85570732077733E-042" calcext:value-type="float">
            <text:p>2.85570732077733E-42</text:p>
          </table:table-cell>
          <table:table-cell table:formula="of:=LOG([.E18];10)" office:value-type="float" office:value="-41.5442863051188" calcext:value-type="float">
            <text:p>-41.5442863051</text:p>
          </table:table-cell>
          <table:table-cell table:formula="of:=10^((-40 - [.F18]) / (10 * 2.1))" office:value-type="float" office:value="1.18450648591845" calcext:value-type="float">
            <text:p>1.1845064859</text:p>
          </table:table-cell>
          <table:table-cell table:number-columns-repeated="4"/>
        </table:table-row>
        <table:table-row table:style-name="ro1">
          <table:table-cell office:value-type="float" office:value="1485178725" calcext:value-type="float">
            <text:p>1485178725</text:p>
          </table:table-cell>
          <table:table-cell office:value-type="float" office:value="-48" calcext:value-type="float">
            <text:p>-48</text:p>
          </table:table-cell>
          <table:table-cell table:formula="of:=10^((-40 - [.B19]) / (10 * 2.1))" office:value-type="float" office:value="2.40409918350997" calcext:value-type="float">
            <text:p>2.4040991835</text:p>
          </table:table-cell>
          <table:table-cell table:formula="of:=10^[.B19]" office:value-type="float" office:value="1E-048" calcext:value-type="float">
            <text:p>1E-48</text:p>
          </table:table-cell>
          <table:table-cell table:formula="of:=[.E18]+[.$K$2]*([.D19]-[.E18])" office:value-type="float" office:value="2.141780740583E-042" calcext:value-type="float">
            <text:p>2.141780740583E-42</text:p>
          </table:table-cell>
          <table:table-cell table:formula="of:=LOG([.E19];10)" office:value-type="float" office:value="-41.669224991034" calcext:value-type="float">
            <text:p>-41.669224991</text:p>
          </table:table-cell>
          <table:table-cell table:formula="of:=10^((-40 - [.F19]) / (10 * 2.1))" office:value-type="float" office:value="1.2008448623331" calcext:value-type="float">
            <text:p>1.2008448623</text:p>
          </table:table-cell>
          <table:table-cell table:number-columns-repeated="4"/>
        </table:table-row>
        <table:table-row table:style-name="ro1">
          <table:table-cell office:value-type="float" office:value="1485178725" calcext:value-type="float">
            <text:p>1485178725</text:p>
          </table:table-cell>
          <table:table-cell office:value-type="float" office:value="-52" calcext:value-type="float">
            <text:p>-52</text:p>
          </table:table-cell>
          <table:table-cell table:formula="of:=10^((-40 - [.B20]) / (10 * 2.1))" office:value-type="float" office:value="3.72759372031494" calcext:value-type="float">
            <text:p>3.7275937203</text:p>
          </table:table-cell>
          <table:table-cell table:formula="of:=10^[.B20]" office:value-type="float" office:value="1E-052" calcext:value-type="float">
            <text:p>1E-52</text:p>
          </table:table-cell>
          <table:table-cell table:formula="of:=[.E19]+[.$K$2]*([.D20]-[.E19])" office:value-type="float" office:value="1.60633555546225E-042" calcext:value-type="float">
            <text:p>1.60633555546225E-42</text:p>
          </table:table-cell>
          <table:table-cell table:formula="of:=LOG([.E20];10)" office:value-type="float" office:value="-41.7941637276355" calcext:value-type="float">
            <text:p>-41.7941637276</text:p>
          </table:table-cell>
          <table:table-cell table:formula="of:=10^((-40 - [.F20]) / (10 * 2.1))" office:value-type="float" office:value="1.21740860733902" calcext:value-type="float">
            <text:p>1.2174086073</text:p>
          </table:table-cell>
          <table:table-cell table:number-columns-repeated="4"/>
        </table:table-row>
        <table:table-row table:style-name="ro1">
          <table:table-cell office:value-type="float" office:value="1485178727" calcext:value-type="float">
            <text:p>1485178727</text:p>
          </table:table-cell>
          <table:table-cell office:value-type="float" office:value="-48" calcext:value-type="float">
            <text:p>-48</text:p>
          </table:table-cell>
          <table:table-cell table:formula="of:=10^((-40 - [.B21]) / (10 * 2.1))" office:value-type="float" office:value="2.40409918350997" calcext:value-type="float">
            <text:p>2.4040991835</text:p>
          </table:table-cell>
          <table:table-cell table:formula="of:=10^[.B21]" office:value-type="float" office:value="1E-048" calcext:value-type="float">
            <text:p>1E-48</text:p>
          </table:table-cell>
          <table:table-cell table:formula="of:=[.E20]+[.$K$2]*([.D21]-[.E20])" office:value-type="float" office:value="1.20475191659669E-042" calcext:value-type="float">
            <text:p>1.20475191659669E-42</text:p>
          </table:table-cell>
          <table:table-cell table:formula="of:=LOG([.E21];10)" office:value-type="float" office:value="-41.9191023741227" calcext:value-type="float">
            <text:p>-41.9191023741</text:p>
          </table:table-cell>
          <table:table-cell table:formula="of:=10^((-40 - [.F21]) / (10 * 2.1))" office:value-type="float" office:value="1.23420081066884" calcext:value-type="float">
            <text:p>1.2342008107</text:p>
          </table:table-cell>
          <table:table-cell table:number-columns-repeated="4"/>
        </table:table-row>
        <table:table-row table:style-name="ro1">
          <table:table-cell office:value-type="float" office:value="1485178727" calcext:value-type="float">
            <text:p>1485178727</text:p>
          </table:table-cell>
          <table:table-cell office:value-type="float" office:value="-50" calcext:value-type="float">
            <text:p>-50</text:p>
          </table:table-cell>
          <table:table-cell table:formula="of:=10^((-40 - [.B22]) / (10 * 2.1))" office:value-type="float" office:value="2.99357729472049" calcext:value-type="float">
            <text:p>2.9935772947</text:p>
          </table:table-cell>
          <table:table-cell table:formula="of:=10^[.B22]" office:value-type="float" office:value="1E-050" calcext:value-type="float">
            <text:p>1E-50</text:p>
          </table:table-cell>
          <table:table-cell table:formula="of:=[.E21]+[.$K$2]*([.D22]-[.E21])" office:value-type="float" office:value="9.03563939947514E-043" calcext:value-type="float">
            <text:p>9.03563939947514E-43</text:p>
          </table:table-cell>
          <table:table-cell table:formula="of:=LOG([.E22];10)" office:value-type="float" office:value="-42.0440411095293" calcext:value-type="float">
            <text:p>-42.0440411095</text:p>
          </table:table-cell>
          <table:table-cell table:formula="of:=10^((-40 - [.F22]) / (10 * 2.1))" office:value-type="float" office:value="1.25122464776754" calcext:value-type="float">
            <text:p>1.2512246478</text:p>
          </table:table-cell>
          <table:table-cell table:number-columns-repeated="4"/>
        </table:table-row>
        <table:table-row table:style-name="ro1">
          <table:table-cell office:value-type="float" office:value="1485178727" calcext:value-type="float">
            <text:p>1485178727</text:p>
          </table:table-cell>
          <table:table-cell office:value-type="float" office:value="-48" calcext:value-type="float">
            <text:p>-48</text:p>
          </table:table-cell>
          <table:table-cell table:formula="of:=10^((-40 - [.B23]) / (10 * 2.1))" office:value-type="float" office:value="2.40409918350997" calcext:value-type="float">
            <text:p>2.4040991835</text:p>
          </table:table-cell>
          <table:table-cell table:formula="of:=10^[.B23]" office:value-type="float" office:value="1E-048" calcext:value-type="float">
            <text:p>1E-48</text:p>
          </table:table-cell>
          <table:table-cell table:formula="of:=[.E22]+[.$K$2]*([.D23]-[.E22])" office:value-type="float" office:value="6.77673204960635E-043" calcext:value-type="float">
            <text:p>6.77673204960635E-43</text:p>
          </table:table-cell>
          <table:table-cell table:formula="of:=LOG([.E23];10)" office:value-type="float" office:value="-42.1689796859223" calcext:value-type="float">
            <text:p>-42.1689796859</text:p>
          </table:table-cell>
          <table:table-cell table:formula="of:=10^((-40 - [.F23]) / (10 * 2.1))" office:value-type="float" office:value="1.26848327950493" calcext:value-type="float">
            <text:p>1.2684832795</text:p>
          </table:table-cell>
          <table:table-cell table:number-columns-repeated="4"/>
        </table:table-row>
        <table:table-row table:style-name="ro1">
          <table:table-cell office:value-type="float" office:value="1485178727" calcext:value-type="float">
            <text:p>1485178727</text:p>
          </table:table-cell>
          <table:table-cell office:value-type="float" office:value="-44" calcext:value-type="float">
            <text:p>-44</text:p>
          </table:table-cell>
          <table:table-cell table:formula="of:=10^((-40 - [.B24]) / (10 * 2.1))" office:value-type="float" office:value="1.55051577983262" calcext:value-type="float">
            <text:p>1.5505157798</text:p>
          </table:table-cell>
          <table:table-cell table:formula="of:=10^[.B24]" office:value-type="float" office:value="1E-044" calcext:value-type="float">
            <text:p>1E-44</text:p>
          </table:table-cell>
          <table:table-cell table:formula="of:=[.E23]+[.$K$2]*([.D24]-[.E23])" office:value-type="float" office:value="5.10754903720476E-043" calcext:value-type="float">
            <text:p>5.10754903720476E-43</text:p>
          </table:table-cell>
          <table:table-cell table:formula="of:=LOG([.E24];10)" office:value-type="float" office:value="-42.2917874550459" calcext:value-type="float">
            <text:p>-42.291787455</text:p>
          </table:table-cell>
          <table:table-cell table:formula="of:=10^((-40 - [.F24]) / (10 * 2.1))" office:value-type="float" office:value="1.28567954963662" calcext:value-type="float">
            <text:p>1.2856795496</text:p>
          </table:table-cell>
          <table:table-cell table:number-columns-repeated="4"/>
        </table:table-row>
        <table:table-row table:style-name="ro1">
          <table:table-cell office:value-type="float" office:value="1485178729" calcext:value-type="float">
            <text:p>1485178729</text:p>
          </table:table-cell>
          <table:table-cell office:value-type="float" office:value="-56" calcext:value-type="float">
            <text:p>-56</text:p>
          </table:table-cell>
          <table:table-cell table:formula="of:=10^((-40 - [.B25]) / (10 * 2.1))" office:value-type="float" office:value="5.77969288415331" calcext:value-type="float">
            <text:p>5.7796928842</text:p>
          </table:table-cell>
          <table:table-cell table:formula="of:=10^[.B25]" office:value-type="float" office:value="1E-056" calcext:value-type="float">
            <text:p>1E-56</text:p>
          </table:table-cell>
          <table:table-cell table:formula="of:=[.E24]+[.$K$2]*([.D25]-[.E24])" office:value-type="float" office:value="3.8306617779036E-043" calcext:value-type="float">
            <text:p>3.8306617779036E-43</text:p>
          </table:table-cell>
          <table:table-cell table:formula="of:=LOG([.E25];10)" office:value-type="float" office:value="-42.4167261916542" calcext:value-type="float">
            <text:p>-42.4167261917</text:p>
          </table:table-cell>
          <table:table-cell table:formula="of:=10^((-40 - [.F25]) / (10 * 2.1))" office:value-type="float" office:value="1.3034134542305" calcext:value-type="float">
            <text:p>1.3034134542</text:p>
          </table:table-cell>
          <table:table-cell table:number-columns-repeated="4"/>
        </table:table-row>
        <table:table-row table:style-name="ro1">
          <table:table-cell office:value-type="float" office:value="1485178729" calcext:value-type="float">
            <text:p>1485178729</text:p>
          </table:table-cell>
          <table:table-cell office:value-type="float" office:value="-52" calcext:value-type="float">
            <text:p>-52</text:p>
          </table:table-cell>
          <table:table-cell table:formula="of:=10^((-40 - [.B26]) / (10 * 2.1))" office:value-type="float" office:value="3.72759372031494" calcext:value-type="float">
            <text:p>3.7275937203</text:p>
          </table:table-cell>
          <table:table-cell table:formula="of:=10^[.B26]" office:value-type="float" office:value="1E-052" calcext:value-type="float">
            <text:p>1E-52</text:p>
          </table:table-cell>
          <table:table-cell table:formula="of:=[.E25]+[.$K$2]*([.D26]-[.E25])" office:value-type="float" office:value="2.8729963336777E-043" calcext:value-type="float">
            <text:p>2.8729963336777E-43</text:p>
          </table:table-cell>
          <table:table-cell table:formula="of:=LOG([.E26];10)" office:value-type="float" office:value="-42.5416649282247" calcext:value-type="float">
            <text:p>-42.5416649282</text:p>
          </table:table-cell>
          <table:table-cell table:formula="of:=10^((-40 - [.F26]) / (10 * 2.1))" office:value-type="float" office:value="1.32139196982811" calcext:value-type="float">
            <text:p>1.3213919698</text:p>
          </table:table-cell>
          <table:table-cell table:number-columns-repeated="4"/>
        </table:table-row>
        <table:table-row table:style-name="ro1">
          <table:table-cell office:value-type="float" office:value="1485178729" calcext:value-type="float">
            <text:p>1485178729</text:p>
          </table:table-cell>
          <table:table-cell office:value-type="float" office:value="-50" calcext:value-type="float">
            <text:p>-50</text:p>
          </table:table-cell>
          <table:table-cell table:formula="of:=10^((-40 - [.B27]) / (10 * 2.1))" office:value-type="float" office:value="2.99357729472049" calcext:value-type="float">
            <text:p>2.9935772947</text:p>
          </table:table-cell>
          <table:table-cell table:formula="of:=10^[.B27]" office:value-type="float" office:value="1E-050" calcext:value-type="float">
            <text:p>1E-50</text:p>
          </table:table-cell>
          <table:table-cell table:formula="of:=[.E26]+[.$K$2]*([.D27]-[.E26])" office:value-type="float" office:value="2.15474727525827E-043" calcext:value-type="float">
            <text:p>2.15474727525827E-43</text:p>
          </table:table-cell>
          <table:table-cell table:formula="of:=LOG([.E27];10)" office:value-type="float" office:value="-42.6666036597942" calcext:value-type="float">
            <text:p>-42.6666036598</text:p>
          </table:table-cell>
          <table:table-cell table:formula="of:=10^((-40 - [.F27]) / (10 * 2.1))" office:value-type="float" office:value="1.33961846972003" calcext:value-type="float">
            <text:p>1.3396184697</text:p>
          </table:table-cell>
          <table:table-cell table:number-columns-repeated="4"/>
        </table:table-row>
        <table:table-row table:style-name="ro1">
          <table:table-cell office:value-type="float" office:value="1485178729" calcext:value-type="float">
            <text:p>1485178729</text:p>
          </table:table-cell>
          <table:table-cell office:value-type="float" office:value="-48" calcext:value-type="float">
            <text:p>-48</text:p>
          </table:table-cell>
          <table:table-cell table:formula="of:=10^((-40 - [.B28]) / (10 * 2.1))" office:value-type="float" office:value="2.40409918350997" calcext:value-type="float">
            <text:p>2.4040991835</text:p>
          </table:table-cell>
          <table:table-cell table:formula="of:=10^[.B28]" office:value-type="float" office:value="1E-048" calcext:value-type="float">
            <text:p>1E-48</text:p>
          </table:table-cell>
          <table:table-cell table:formula="of:=[.E27]+[.$K$2]*([.D28]-[.E27])" office:value-type="float" office:value="1.61606295644371E-043" calcext:value-type="float">
            <text:p>1.61606295644371E-43</text:p>
          </table:table-cell>
          <table:table-cell table:formula="of:=LOG([.E28];10)" office:value-type="float" office:value="-42.7915417245617" calcext:value-type="float">
            <text:p>-42.7915417246</text:p>
          </table:table-cell>
          <table:table-cell table:formula="of:=10^((-40 - [.F28]) / (10 * 2.1))" office:value-type="float" office:value="1.35809627588544" calcext:value-type="float">
            <text:p>1.3580962759</text:p>
          </table:table-cell>
          <table:table-cell table:number-columns-repeated="4"/>
        </table:table-row>
        <table:table-row table:style-name="ro1">
          <table:table-cell office:value-type="float" office:value="1485178731" calcext:value-type="float">
            <text:p>1485178731</text:p>
          </table:table-cell>
          <table:table-cell office:value-type="float" office:value="-54" calcext:value-type="float">
            <text:p>-54</text:p>
          </table:table-cell>
          <table:table-cell table:formula="of:=10^((-40 - [.B29]) / (10 * 2.1))" office:value-type="float" office:value="4.64158883361278" calcext:value-type="float">
            <text:p>4.6415888336</text:p>
          </table:table-cell>
          <table:table-cell table:formula="of:=10^[.B29]" office:value-type="float" office:value="1E-054" calcext:value-type="float">
            <text:p>1E-54</text:p>
          </table:table-cell>
          <table:table-cell table:formula="of:=[.E28]+[.$K$2]*([.D29]-[.E28])" office:value-type="float" office:value="1.21204721733528E-043" calcext:value-type="float">
            <text:p>1.21204721733528E-43</text:p>
          </table:table-cell>
          <table:table-cell table:formula="of:=LOG([.E29];10)" office:value-type="float" office:value="-42.9164804611691" calcext:value-type="float">
            <text:p>-42.9164804612</text:p>
          </table:table-cell>
          <table:table-cell table:formula="of:=10^((-40 - [.F29]) / (10 * 2.1))" office:value-type="float" office:value="1.3768290540435" calcext:value-type="float">
            <text:p>1.376829054</text:p>
          </table:table-cell>
          <table:table-cell table:number-columns-repeated="4"/>
        </table:table-row>
        <table:table-row table:style-name="ro1">
          <table:table-cell office:value-type="float" office:value="1485178731" calcext:value-type="float">
            <text:p>1485178731</text:p>
          </table:table-cell>
          <table:table-cell office:value-type="float" office:value="-44" calcext:value-type="float">
            <text:p>-44</text:p>
          </table:table-cell>
          <table:table-cell table:formula="of:=10^((-40 - [.B30]) / (10 * 2.1))" office:value-type="float" office:value="1.55051577983262" calcext:value-type="float">
            <text:p>1.5505157798</text:p>
          </table:table-cell>
          <table:table-cell table:formula="of:=10^[.B30]" office:value-type="float" office:value="1E-044" calcext:value-type="float">
            <text:p>1E-44</text:p>
          </table:table-cell>
          <table:table-cell table:formula="of:=[.E29]+[.$K$2]*([.D30]-[.E29])" office:value-type="float" office:value="9.34035413001459E-044" calcext:value-type="float">
            <text:p>9.34035413001459E-44</text:p>
          </table:table-cell>
          <table:table-cell table:formula="of:=LOG([.E30];10)" office:value-type="float" office:value="-43.0296366576248" calcext:value-type="float">
            <text:p>-43.0296366576</text:p>
          </table:table-cell>
          <table:table-cell table:formula="of:=10^((-40 - [.F30]) / (10 * 2.1))" office:value-type="float" office:value="1.39401809861399" calcext:value-type="float">
            <text:p>1.3940180986</text:p>
          </table:table-cell>
          <table:table-cell table:number-columns-repeated="4"/>
        </table:table-row>
        <table:table-row table:style-name="ro1">
          <table:table-cell office:value-type="float" office:value="1485178731" calcext:value-type="float">
            <text:p>1485178731</text:p>
          </table:table-cell>
          <table:table-cell office:value-type="float" office:value="-46" calcext:value-type="float">
            <text:p>-46</text:p>
          </table:table-cell>
          <table:table-cell table:formula="of:=10^((-40 - [.B31]) / (10 * 2.1))" office:value-type="float" office:value="1.93069772888325" calcext:value-type="float">
            <text:p>1.9306977289</text:p>
          </table:table-cell>
          <table:table-cell table:formula="of:=10^[.B31]" office:value-type="float" office:value="1E-046" calcext:value-type="float">
            <text:p>1E-46</text:p>
          </table:table-cell>
          <table:table-cell table:formula="of:=[.E30]+[.$K$2]*([.D31]-[.E30])" office:value-type="float" office:value="7.00776559751095E-044" calcext:value-type="float">
            <text:p>7.00776559751095E-44</text:p>
          </table:table-cell>
          <table:table-cell table:formula="of:=LOG([.E31];10)" office:value-type="float" office:value="-43.1544204332969" calcext:value-type="float">
            <text:p>-43.1544204333</text:p>
          </table:table-cell>
          <table:table-cell table:formula="of:=10^((-40 - [.F31]) / (10 * 2.1))" office:value-type="float" office:value="1.41322234893776" calcext:value-type="float">
            <text:p>1.4132223489</text:p>
          </table:table-cell>
          <table:table-cell table:number-columns-repeated="4"/>
        </table:table-row>
        <table:table-row table:style-name="ro1">
          <table:table-cell office:value-type="float" office:value="1485178731" calcext:value-type="float">
            <text:p>1485178731</text:p>
          </table:table-cell>
          <table:table-cell office:value-type="float" office:value="-48" calcext:value-type="float">
            <text:p>-48</text:p>
          </table:table-cell>
          <table:table-cell table:formula="of:=10^((-40 - [.B32]) / (10 * 2.1))" office:value-type="float" office:value="2.40409918350997" calcext:value-type="float">
            <text:p>2.4040991835</text:p>
          </table:table-cell>
          <table:table-cell table:formula="of:=10^[.B32]" office:value-type="float" office:value="1E-048" calcext:value-type="float">
            <text:p>1E-48</text:p>
          </table:table-cell>
          <table:table-cell table:formula="of:=[.E31]+[.$K$2]*([.D32]-[.E31])" office:value-type="float" office:value="5.25584919813321E-044" calcext:value-type="float">
            <text:p>5.25584919813321E-44</text:p>
          </table:table-cell>
          <table:table-cell table:formula="of:=LOG([.E32];10)" office:value-type="float" office:value="-43.2793571041329" calcext:value-type="float">
            <text:p>-43.2793571041</text:p>
          </table:table-cell>
          <table:table-cell table:formula="of:=10^((-40 - [.F32]) / (10 * 2.1))" office:value-type="float" office:value="1.43271517908114" calcext:value-type="float">
            <text:p>1.4327151791</text:p>
          </table:table-cell>
          <table:table-cell table:number-columns-repeated="4"/>
        </table:table-row>
        <table:table-row table:style-name="ro1">
          <table:table-cell office:value-type="float" office:value="1485178731" calcext:value-type="float">
            <text:p>1485178731</text:p>
          </table:table-cell>
          <table:table-cell office:value-type="float" office:value="-52" calcext:value-type="float">
            <text:p>-52</text:p>
          </table:table-cell>
          <table:table-cell table:formula="of:=10^((-40 - [.B33]) / (10 * 2.1))" office:value-type="float" office:value="3.72759372031494" calcext:value-type="float">
            <text:p>3.7275937203</text:p>
          </table:table-cell>
          <table:table-cell table:formula="of:=10^[.B33]" office:value-type="float" office:value="1E-052" calcext:value-type="float">
            <text:p>1E-52</text:p>
          </table:table-cell>
          <table:table-cell table:formula="of:=[.E32]+[.$K$2]*([.D33]-[.E32])" office:value-type="float" office:value="3.94188690109991E-044" calcext:value-type="float">
            <text:p>3.94188690109991E-44</text:p>
          </table:table-cell>
          <table:table-cell table:formula="of:=LOG([.E33];10)" office:value-type="float" office:value="-43.4042958404657" calcext:value-type="float">
            <text:p>-43.4042958405</text:p>
          </table:table-cell>
          <table:table-cell table:formula="of:=10^((-40 - [.F33]) / (10 * 2.1))" office:value-type="float" office:value="1.45247720628832" calcext:value-type="float">
            <text:p>1.4524772063</text:p>
          </table:table-cell>
          <table:table-cell table:number-columns-repeated="4"/>
        </table:table-row>
        <table:table-row table:style-name="ro1">
          <table:table-cell office:value-type="float" office:value="1485178733" calcext:value-type="float">
            <text:p>1485178733</text:p>
          </table:table-cell>
          <table:table-cell office:value-type="float" office:value="-48" calcext:value-type="float">
            <text:p>-48</text:p>
          </table:table-cell>
          <table:table-cell table:formula="of:=10^((-40 - [.B34]) / (10 * 2.1))" office:value-type="float" office:value="2.40409918350997" calcext:value-type="float">
            <text:p>2.4040991835</text:p>
          </table:table-cell>
          <table:table-cell table:formula="of:=10^[.B34]" office:value-type="float" office:value="1E-048" calcext:value-type="float">
            <text:p>1E-48</text:p>
          </table:table-cell>
          <table:table-cell table:formula="of:=[.E33]+[.$K$2]*([.D34]-[.E33])" office:value-type="float" office:value="2.95644017582493E-044" calcext:value-type="float">
            <text:p>2.95644017582493E-44</text:p>
          </table:table-cell>
          <table:table-cell table:formula="of:=LOG([.E34];10)" office:value-type="float" office:value="-43.5292309046141" calcext:value-type="float">
            <text:p>-43.5292309046</text:p>
          </table:table-cell>
          <table:table-cell table:formula="of:=10^((-40 - [.F34]) / (10 * 2.1))" office:value-type="float" office:value="1.4725112263325" calcext:value-type="float">
            <text:p>1.4725112263</text:p>
          </table:table-cell>
          <table:table-cell table:number-columns-repeated="4"/>
        </table:table-row>
        <table:table-row table:style-name="ro1">
          <table:table-cell office:value-type="float" office:value="1485178733" calcext:value-type="float">
            <text:p>1485178733</text:p>
          </table:table-cell>
          <table:table-cell office:value-type="float" office:value="-42" calcext:value-type="float">
            <text:p>-42</text:p>
          </table:table-cell>
          <table:table-cell table:formula="of:=10^((-40 - [.B35]) / (10 * 2.1))" office:value-type="float" office:value="1.24519708473503" calcext:value-type="float">
            <text:p>1.2451970847</text:p>
          </table:table-cell>
          <table:table-cell table:formula="of:=10^[.B35]" office:value-type="float" office:value="1E-042" calcext:value-type="float">
            <text:p>1E-42</text:p>
          </table:table-cell>
          <table:table-cell table:formula="of:=[.E34]+[.$K$2]*([.D35]-[.E34])" office:value-type="float" office:value="2.72173301318687E-043" calcext:value-type="float">
            <text:p>2.72173301318687E-43</text:p>
          </table:table-cell>
          <table:table-cell table:formula="of:=LOG([.E35];10)" office:value-type="float" office:value="-42.5651544789073" calcext:value-type="float">
            <text:p>-42.5651544789</text:p>
          </table:table-cell>
          <table:table-cell table:formula="of:=10^((-40 - [.F35]) / (10 * 2.1))" office:value-type="float" office:value="1.32479967616422" calcext:value-type="float">
            <text:p>1.3247996762</text:p>
          </table:table-cell>
          <table:table-cell table:number-columns-repeated="4"/>
        </table:table-row>
        <table:table-row table:style-name="ro1">
          <table:table-cell office:value-type="float" office:value="1485178733" calcext:value-type="float">
            <text:p>1485178733</text:p>
          </table:table-cell>
          <table:table-cell office:value-type="float" office:value="-42" calcext:value-type="float">
            <text:p>-42</text:p>
          </table:table-cell>
          <table:table-cell table:formula="of:=10^((-40 - [.B36]) / (10 * 2.1))" office:value-type="float" office:value="1.24519708473503" calcext:value-type="float">
            <text:p>1.2451970847</text:p>
          </table:table-cell>
          <table:table-cell table:formula="of:=10^[.B36]" office:value-type="float" office:value="1E-042" calcext:value-type="float">
            <text:p>1E-42</text:p>
          </table:table-cell>
          <table:table-cell table:formula="of:=[.E35]+[.$K$2]*([.D36]-[.E35])" office:value-type="float" office:value="4.54129975989015E-043" calcext:value-type="float">
            <text:p>4.54129975989015E-43</text:p>
          </table:table-cell>
          <table:table-cell table:formula="of:=LOG([.E36];10)" office:value-type="float" office:value="-42.3428198304554" calcext:value-type="float">
            <text:p>-42.3428198305</text:p>
          </table:table-cell>
          <table:table-cell table:formula="of:=10^((-40 - [.F36]) / (10 * 2.1))" office:value-type="float" office:value="1.29289378882061" calcext:value-type="float">
            <text:p>1.2928937888</text:p>
          </table:table-cell>
          <table:table-cell table:number-columns-repeated="4"/>
        </table:table-row>
        <table:table-row table:style-name="ro1">
          <table:table-cell office:value-type="float" office:value="1485178733" calcext:value-type="float">
            <text:p>1485178733</text:p>
          </table:table-cell>
          <table:table-cell office:value-type="float" office:value="-46" calcext:value-type="float">
            <text:p>-46</text:p>
          </table:table-cell>
          <table:table-cell table:formula="of:=10^((-40 - [.B37]) / (10 * 2.1))" office:value-type="float" office:value="1.93069772888325" calcext:value-type="float">
            <text:p>1.9306977289</text:p>
          </table:table-cell>
          <table:table-cell table:formula="of:=10^[.B37]" office:value-type="float" office:value="1E-046" calcext:value-type="float">
            <text:p>1E-46</text:p>
          </table:table-cell>
          <table:table-cell table:formula="of:=[.E36]+[.$K$2]*([.D37]-[.E36])" office:value-type="float" office:value="3.40622481991761E-043" calcext:value-type="float">
            <text:p>3.40622481991761E-43</text:p>
          </table:table-cell>
          <table:table-cell table:formula="of:=LOG([.E37];10)" office:value-type="float" office:value="-42.467726690834" calcext:value-type="float">
            <text:p>-42.4677266908</text:p>
          </table:table-cell>
          <table:table-cell table:formula="of:=10^((-40 - [.F37]) / (10 * 2.1))" office:value-type="float" office:value="1.31072262121619" calcext:value-type="float">
            <text:p>1.3107226212</text:p>
          </table:table-cell>
          <table:table-cell table:number-columns-repeated="4"/>
        </table:table-row>
        <table:table-row table:style-name="ro1">
          <table:table-cell office:value-type="float" office:value="1485178735" calcext:value-type="float">
            <text:p>1485178735</text:p>
          </table:table-cell>
          <table:table-cell office:value-type="float" office:value="-56" calcext:value-type="float">
            <text:p>-56</text:p>
          </table:table-cell>
          <table:table-cell table:formula="of:=10^((-40 - [.B38]) / (10 * 2.1))" office:value-type="float" office:value="5.77969288415331" calcext:value-type="float">
            <text:p>5.7796928842</text:p>
          </table:table-cell>
          <table:table-cell table:formula="of:=10^[.B38]" office:value-type="float" office:value="1E-056" calcext:value-type="float">
            <text:p>1E-56</text:p>
          </table:table-cell>
          <table:table-cell table:formula="of:=[.E37]+[.$K$2]*([.D38]-[.E37])" office:value-type="float" office:value="2.55466861493824E-043" calcext:value-type="float">
            <text:p>2.55466861493824E-43</text:p>
          </table:table-cell>
          <table:table-cell table:formula="of:=LOG([.E38];10)" office:value-type="float" office:value="-42.5926654274423" calcext:value-type="float">
            <text:p>-42.5926654274</text:p>
          </table:table-cell>
          <table:table-cell table:formula="of:=10^((-40 - [.F38]) / (10 * 2.1))" office:value-type="float" office:value="1.32880195515306" calcext:value-type="float">
            <text:p>1.3288019552</text:p>
          </table:table-cell>
          <table:table-cell table:number-columns-repeated="4"/>
        </table:table-row>
        <table:table-row table:style-name="ro1">
          <table:table-cell office:value-type="float" office:value="1485178735" calcext:value-type="float">
            <text:p>1485178735</text:p>
          </table:table-cell>
          <table:table-cell office:value-type="float" office:value="-52" calcext:value-type="float">
            <text:p>-52</text:p>
          </table:table-cell>
          <table:table-cell table:formula="of:=10^((-40 - [.B39]) / (10 * 2.1))" office:value-type="float" office:value="3.72759372031494" calcext:value-type="float">
            <text:p>3.7275937203</text:p>
          </table:table-cell>
          <table:table-cell table:formula="of:=10^[.B39]" office:value-type="float" office:value="1E-052" calcext:value-type="float">
            <text:p>1E-52</text:p>
          </table:table-cell>
          <table:table-cell table:formula="of:=[.E38]+[.$K$2]*([.D39]-[.E38])" office:value-type="float" office:value="1.91600146145368E-043" calcext:value-type="float">
            <text:p>1.91600146145368E-43</text:p>
          </table:table-cell>
          <table:table-cell table:formula="of:=LOG([.E39];10)" office:value-type="float" office:value="-42.7176041639939" calcext:value-type="float">
            <text:p>-42.717604164</text:p>
          </table:table-cell>
          <table:table-cell table:formula="of:=10^((-40 - [.F39]) / (10 * 2.1))" office:value-type="float" office:value="1.34713066473918" calcext:value-type="float">
            <text:p>1.3471306647</text:p>
          </table:table-cell>
          <table:table-cell table:number-columns-repeated="4"/>
        </table:table-row>
        <table:table-row table:style-name="ro1">
          <table:table-cell office:value-type="float" office:value="1485178735" calcext:value-type="float">
            <text:p>1485178735</text:p>
          </table:table-cell>
          <table:table-cell office:value-type="float" office:value="-50" calcext:value-type="float">
            <text:p>-50</text:p>
          </table:table-cell>
          <table:table-cell table:formula="of:=10^((-40 - [.B40]) / (10 * 2.1))" office:value-type="float" office:value="2.99357729472049" calcext:value-type="float">
            <text:p>2.9935772947</text:p>
          </table:table-cell>
          <table:table-cell table:formula="of:=10^[.B40]" office:value-type="float" office:value="1E-050" calcext:value-type="float">
            <text:p>1E-50</text:p>
          </table:table-cell>
          <table:table-cell table:formula="of:=[.E39]+[.$K$2]*([.D40]-[.E39])" office:value-type="float" office:value="1.43700112109026E-043" calcext:value-type="float">
            <text:p>1.43700112109026E-43</text:p>
          </table:table-cell>
          <table:table-cell table:formula="of:=LOG([.E40];10)" office:value-type="float" office:value="-42.8425428930466" calcext:value-type="float">
            <text:p>-42.842542893</text:p>
          </table:table-cell>
          <table:table-cell table:formula="of:=10^((-40 - [.F40]) / (10 * 2.1))" office:value-type="float" office:value="1.36571218860031" calcext:value-type="float">
            <text:p>1.3657121886</text:p>
          </table:table-cell>
          <table:table-cell table:number-columns-repeated="4"/>
        </table:table-row>
        <table:table-row table:style-name="ro1">
          <table:table-cell office:value-type="float" office:value="1485178735" calcext:value-type="float">
            <text:p>1485178735</text:p>
          </table:table-cell>
          <table:table-cell office:value-type="float" office:value="-52" calcext:value-type="float">
            <text:p>-52</text:p>
          </table:table-cell>
          <table:table-cell table:formula="of:=10^((-40 - [.B41]) / (10 * 2.1))" office:value-type="float" office:value="3.72759372031494" calcext:value-type="float">
            <text:p>3.7275937203</text:p>
          </table:table-cell>
          <table:table-cell table:formula="of:=10^[.B41]" office:value-type="float" office:value="1E-052" calcext:value-type="float">
            <text:p>1E-52</text:p>
          </table:table-cell>
          <table:table-cell table:formula="of:=[.E40]+[.$K$2]*([.D41]-[.E40])" office:value-type="float" office:value="1.07775084106769E-043" calcext:value-type="float">
            <text:p>1.07775084106769E-43</text:p>
          </table:table-cell>
          <table:table-cell table:formula="of:=LOG([.E41];10)" office:value-type="float" office:value="-42.9674816295542" calcext:value-type="float">
            <text:p>-42.9674816296</text:p>
          </table:table-cell>
          <table:table-cell table:formula="of:=10^((-40 - [.F41]) / (10 * 2.1))" office:value-type="float" office:value="1.38455001614647" calcext:value-type="float">
            <text:p>1.3845500161</text:p>
          </table:table-cell>
          <table:table-cell table:number-columns-repeated="4"/>
        </table:table-row>
        <table:table-row table:style-name="ro1">
          <table:table-cell office:value-type="float" office:value="1485178737" calcext:value-type="float">
            <text:p>1485178737</text:p>
          </table:table-cell>
          <table:table-cell office:value-type="float" office:value="-50" calcext:value-type="float">
            <text:p>-50</text:p>
          </table:table-cell>
          <table:table-cell table:formula="of:=10^((-40 - [.B42]) / (10 * 2.1))" office:value-type="float" office:value="2.99357729472049" calcext:value-type="float">
            <text:p>2.9935772947</text:p>
          </table:table-cell>
          <table:table-cell table:formula="of:=10^[.B42]" office:value-type="float" office:value="1E-050" calcext:value-type="float">
            <text:p>1E-50</text:p>
          </table:table-cell>
          <table:table-cell table:formula="of:=[.E41]+[.$K$2]*([.D42]-[.E41])" office:value-type="float" office:value="8.0831315580077E-044" calcext:value-type="float">
            <text:p>8.0831315580077E-44</text:p>
          </table:table-cell>
          <table:table-cell table:formula="of:=LOG([.E42];10)" office:value-type="float" office:value="-43.0924203527304" calcext:value-type="float">
            <text:p>-43.0924203527</text:p>
          </table:table-cell>
          <table:table-cell table:formula="of:=10^((-40 - [.F42]) / (10 * 2.1))" office:value-type="float" office:value="1.40364767951125" calcext:value-type="float">
            <text:p>1.4036476795</text:p>
          </table:table-cell>
          <table:table-cell table:number-columns-repeated="4"/>
        </table:table-row>
        <table:table-row table:style-name="ro1">
          <table:table-cell office:value-type="float" office:value="1485178737" calcext:value-type="float">
            <text:p>1485178737</text:p>
          </table:table-cell>
          <table:table-cell office:value-type="float" office:value="-42" calcext:value-type="float">
            <text:p>-42</text:p>
          </table:table-cell>
          <table:table-cell table:formula="of:=10^((-40 - [.B43]) / (10 * 2.1))" office:value-type="float" office:value="1.24519708473503" calcext:value-type="float">
            <text:p>1.2451970847</text:p>
          </table:table-cell>
          <table:table-cell table:formula="of:=10^[.B43]" office:value-type="float" office:value="1E-042" calcext:value-type="float">
            <text:p>1E-42</text:p>
          </table:table-cell>
          <table:table-cell table:formula="of:=[.E42]+[.$K$2]*([.D43]-[.E42])" office:value-type="float" office:value="3.10623486685058E-043" calcext:value-type="float">
            <text:p>3.10623486685058E-43</text:p>
          </table:table-cell>
          <table:table-cell table:formula="of:=LOG([.E43];10)" office:value-type="float" office:value="-42.5077657097405" calcext:value-type="float">
            <text:p>-42.5077657097</text:p>
          </table:table-cell>
          <table:table-cell table:formula="of:=10^((-40 - [.F43]) / (10 * 2.1))" office:value-type="float" office:value="1.31648954583608" calcext:value-type="float">
            <text:p>1.3164895458</text:p>
          </table:table-cell>
          <table:table-cell table:number-columns-repeated="4"/>
        </table:table-row>
        <table:table-row table:style-name="ro1">
          <table:table-cell office:value-type="float" office:value="1485178737" calcext:value-type="float">
            <text:p>1485178737</text:p>
          </table:table-cell>
          <table:table-cell office:value-type="float" office:value="-44" calcext:value-type="float">
            <text:p>-44</text:p>
          </table:table-cell>
          <table:table-cell table:formula="of:=10^((-40 - [.B44]) / (10 * 2.1))" office:value-type="float" office:value="1.55051577983262" calcext:value-type="float">
            <text:p>1.5505157798</text:p>
          </table:table-cell>
          <table:table-cell table:formula="of:=10^[.B44]" office:value-type="float" office:value="1E-044" calcext:value-type="float">
            <text:p>1E-44</text:p>
          </table:table-cell>
          <table:table-cell table:formula="of:=[.E43]+[.$K$2]*([.D44]-[.E43])" office:value-type="float" office:value="2.35467615013793E-043" calcext:value-type="float">
            <text:p>2.35467615013793E-43</text:p>
          </table:table-cell>
          <table:table-cell table:formula="of:=LOG([.E44];10)" office:value-type="float" office:value="-42.6280688150232" calcext:value-type="float">
            <text:p>-42.628068815</text:p>
          </table:table-cell>
          <table:table-cell table:formula="of:=10^((-40 - [.F44]) / (10 * 2.1))" office:value-type="float" office:value="1.33397021906656" calcext:value-type="float">
            <text:p>1.3339702191</text:p>
          </table:table-cell>
          <table:table-cell table:number-columns-repeated="4"/>
        </table:table-row>
        <table:table-row table:style-name="ro1">
          <table:table-cell office:value-type="float" office:value="1485178737" calcext:value-type="float">
            <text:p>1485178737</text:p>
          </table:table-cell>
          <table:table-cell office:value-type="float" office:value="-50" calcext:value-type="float">
            <text:p>-50</text:p>
          </table:table-cell>
          <table:table-cell table:formula="of:=10^((-40 - [.B45]) / (10 * 2.1))" office:value-type="float" office:value="2.99357729472049" calcext:value-type="float">
            <text:p>2.9935772947</text:p>
          </table:table-cell>
          <table:table-cell table:formula="of:=10^[.B45]" office:value-type="float" office:value="1E-050" calcext:value-type="float">
            <text:p>1E-50</text:p>
          </table:table-cell>
          <table:table-cell table:formula="of:=[.E44]+[.$K$2]*([.D45]-[.E44])" office:value-type="float" office:value="1.76600713760345E-043" calcext:value-type="float">
            <text:p>1.76600713760345E-43</text:p>
          </table:table-cell>
          <table:table-cell table:formula="of:=LOG([.E45];10)" office:value-type="float" office:value="-42.7530075454835" calcext:value-type="float">
            <text:p>-42.7530075455</text:p>
          </table:table-cell>
          <table:table-cell table:formula="of:=10^((-40 - [.F45]) / (10 * 2.1))" office:value-type="float" office:value="1.35237021573028" calcext:value-type="float">
            <text:p>1.3523702157</text:p>
          </table:table-cell>
          <table:table-cell table:number-columns-repeated="4"/>
        </table:table-row>
        <table:table-row table:style-name="ro1">
          <table:table-cell office:value-type="float" office:value="1485178739" calcext:value-type="float">
            <text:p>1485178739</text:p>
          </table:table-cell>
          <table:table-cell office:value-type="float" office:value="-44" calcext:value-type="float">
            <text:p>-44</text:p>
          </table:table-cell>
          <table:table-cell table:formula="of:=10^((-40 - [.B46]) / (10 * 2.1))" office:value-type="float" office:value="1.55051577983262" calcext:value-type="float">
            <text:p>1.5505157798</text:p>
          </table:table-cell>
          <table:table-cell table:formula="of:=10^[.B46]" office:value-type="float" office:value="1E-044" calcext:value-type="float">
            <text:p>1E-44</text:p>
          </table:table-cell>
          <table:table-cell table:formula="of:=[.E45]+[.$K$2]*([.D46]-[.E45])" office:value-type="float" office:value="1.34950535320259E-043" calcext:value-type="float">
            <text:p>1.34950535320259E-43</text:p>
          </table:table-cell>
          <table:table-cell table:formula="of:=LOG([.E46];10)" office:value-type="float" office:value="-42.8698253883496" calcext:value-type="float">
            <text:p>-42.8698253883</text:p>
          </table:table-cell>
          <table:table-cell table:formula="of:=10^((-40 - [.F46]) / (10 * 2.1))" office:value-type="float" office:value="1.36980375321113" calcext:value-type="float">
            <text:p>1.3698037532</text:p>
          </table:table-cell>
          <table:table-cell table:number-columns-repeated="4"/>
        </table:table-row>
        <table:table-row table:style-name="ro1">
          <table:table-cell office:value-type="float" office:value="1485178739" calcext:value-type="float">
            <text:p>1485178739</text:p>
          </table:table-cell>
          <table:table-cell office:value-type="float" office:value="-44" calcext:value-type="float">
            <text:p>-44</text:p>
          </table:table-cell>
          <table:table-cell table:formula="of:=10^((-40 - [.B47]) / (10 * 2.1))" office:value-type="float" office:value="1.55051577983262" calcext:value-type="float">
            <text:p>1.5505157798</text:p>
          </table:table-cell>
          <table:table-cell table:formula="of:=10^[.B47]" office:value-type="float" office:value="1E-044" calcext:value-type="float">
            <text:p>1E-44</text:p>
          </table:table-cell>
          <table:table-cell table:formula="of:=[.E46]+[.$K$2]*([.D47]-[.E46])" office:value-type="float" office:value="1.03712901490194E-043" calcext:value-type="float">
            <text:p>1.03712901490194E-43</text:p>
          </table:table-cell>
          <table:table-cell table:formula="of:=LOG([.E47];10)" office:value-type="float" office:value="-42.9841672156699" calcext:value-type="float">
            <text:p>-42.9841672157</text:p>
          </table:table-cell>
          <table:table-cell table:formula="of:=10^((-40 - [.F47]) / (10 * 2.1))" office:value-type="float" office:value="1.38708540073531" calcext:value-type="float">
            <text:p>1.3870854007</text:p>
          </table:table-cell>
          <table:table-cell table:number-columns-repeated="4"/>
        </table:table-row>
        <table:table-row table:style-name="ro1">
          <table:table-cell office:value-type="float" office:value="1485178739" calcext:value-type="float">
            <text:p>1485178739</text:p>
          </table:table-cell>
          <table:table-cell office:value-type="float" office:value="-48" calcext:value-type="float">
            <text:p>-48</text:p>
          </table:table-cell>
          <table:table-cell table:formula="of:=10^((-40 - [.B48]) / (10 * 2.1))" office:value-type="float" office:value="2.40409918350997" calcext:value-type="float">
            <text:p>2.4040991835</text:p>
          </table:table-cell>
          <table:table-cell table:formula="of:=10^[.B48]" office:value-type="float" office:value="1E-048" calcext:value-type="float">
            <text:p>1E-48</text:p>
          </table:table-cell>
          <table:table-cell table:formula="of:=[.E47]+[.$K$2]*([.D48]-[.E47])" office:value-type="float" office:value="7.77849261176455E-044" calcext:value-type="float">
            <text:p>7.77849261176455E-44</text:p>
          </table:table-cell>
          <table:table-cell table:formula="of:=LOG([.E48];10)" office:value-type="float" office:value="-43.1091045564577" calcext:value-type="float">
            <text:p>-43.1091045565</text:p>
          </table:table-cell>
          <table:table-cell table:formula="of:=10^((-40 - [.F48]) / (10 * 2.1))" office:value-type="float" office:value="1.4062178225474" calcext:value-type="float">
            <text:p>1.4062178225</text:p>
          </table:table-cell>
          <table:table-cell table:number-columns-repeated="4"/>
        </table:table-row>
        <table:table-row table:style-name="ro1">
          <table:table-cell office:value-type="float" office:value="1485178739" calcext:value-type="float">
            <text:p>1485178739</text:p>
          </table:table-cell>
          <table:table-cell office:value-type="float" office:value="-58" calcext:value-type="float">
            <text:p>-58</text:p>
          </table:table-cell>
          <table:table-cell table:formula="of:=10^((-40 - [.B49]) / (10 * 2.1))" office:value-type="float" office:value="7.19685673001152" calcext:value-type="float">
            <text:p>7.19685673</text:p>
          </table:table-cell>
          <table:table-cell table:formula="of:=10^[.B49]" office:value-type="float" office:value="1E-058" calcext:value-type="float">
            <text:p>1E-58</text:p>
          </table:table-cell>
          <table:table-cell table:formula="of:=[.E48]+[.$K$2]*([.D49]-[.E48])" office:value-type="float" office:value="5.83386945882342E-044" calcext:value-type="float">
            <text:p>5.83386945882342E-44</text:p>
          </table:table-cell>
          <table:table-cell table:formula="of:=LOG([.E49];10)" office:value-type="float" office:value="-43.234043293066" calcext:value-type="float">
            <text:p>-43.2340432931</text:p>
          </table:table-cell>
          <table:table-cell table:formula="of:=10^((-40 - [.F49]) / (10 * 2.1))" office:value-type="float" office:value="1.42561436090747" calcext:value-type="float">
            <text:p>1.4256143609</text:p>
          </table:table-cell>
          <table:table-cell table:number-columns-repeated="4"/>
        </table:table-row>
        <table:table-row table:style-name="ro1">
          <table:table-cell office:value-type="float" office:value="1485178741" calcext:value-type="float">
            <text:p>1485178741</text:p>
          </table:table-cell>
          <table:table-cell office:value-type="float" office:value="-54" calcext:value-type="float">
            <text:p>-54</text:p>
          </table:table-cell>
          <table:table-cell table:formula="of:=10^((-40 - [.B50]) / (10 * 2.1))" office:value-type="float" office:value="4.64158883361278" calcext:value-type="float">
            <text:p>4.6415888336</text:p>
          </table:table-cell>
          <table:table-cell table:formula="of:=10^[.B50]" office:value-type="float" office:value="1E-054" calcext:value-type="float">
            <text:p>1E-54</text:p>
          </table:table-cell>
          <table:table-cell table:formula="of:=[.E49]+[.$K$2]*([.D50]-[.E49])" office:value-type="float" office:value="4.37540209414256E-044" calcext:value-type="float">
            <text:p>4.37540209414256E-44</text:p>
          </table:table-cell>
          <table:table-cell table:formula="of:=LOG([.E50];10)" office:value-type="float" office:value="-43.3589820296718" calcext:value-type="float">
            <text:p>-43.3589820297</text:p>
          </table:table-cell>
          <table:table-cell table:formula="of:=10^((-40 - [.F50]) / (10 * 2.1))" office:value-type="float" office:value="1.44527844366483" calcext:value-type="float">
            <text:p>1.4452784437</text:p>
          </table:table-cell>
          <table:table-cell table:number-columns-repeated="4"/>
        </table:table-row>
        <table:table-row table:style-name="ro1">
          <table:table-cell office:value-type="float" office:value="1485178741" calcext:value-type="float">
            <text:p>1485178741</text:p>
          </table:table-cell>
          <table:table-cell office:value-type="float" office:value="-52" calcext:value-type="float">
            <text:p>-52</text:p>
          </table:table-cell>
          <table:table-cell table:formula="of:=10^((-40 - [.B51]) / (10 * 2.1))" office:value-type="float" office:value="3.72759372031494" calcext:value-type="float">
            <text:p>3.7275937203</text:p>
          </table:table-cell>
          <table:table-cell table:formula="of:=10^[.B51]" office:value-type="float" office:value="1E-052" calcext:value-type="float">
            <text:p>1E-52</text:p>
          </table:table-cell>
          <table:table-cell table:formula="of:=[.E50]+[.$K$2]*([.D51]-[.E50])" office:value-type="float" office:value="3.28155157310692E-044" calcext:value-type="float">
            <text:p>3.28155157310692E-44</text:p>
          </table:table-cell>
          <table:table-cell table:formula="of:=LOG([.E51];10)" office:value-type="float" office:value="-43.4839207659493" calcext:value-type="float">
            <text:p>-43.4839207659</text:p>
          </table:table-cell>
          <table:table-cell table:formula="of:=10^((-40 - [.F51]) / (10 * 2.1))" office:value-type="float" office:value="1.46521376111656" calcext:value-type="float">
            <text:p>1.4652137611</text:p>
          </table:table-cell>
          <table:table-cell table:number-columns-repeated="4"/>
        </table:table-row>
        <table:table-row table:style-name="ro1">
          <table:table-cell office:value-type="float" office:value="1485178741" calcext:value-type="float">
            <text:p>1485178741</text:p>
          </table:table-cell>
          <table:table-cell office:value-type="float" office:value="-48" calcext:value-type="float">
            <text:p>-48</text:p>
          </table:table-cell>
          <table:table-cell table:formula="of:=10^((-40 - [.B52]) / (10 * 2.1))" office:value-type="float" office:value="2.40409918350997" calcext:value-type="float">
            <text:p>2.4040991835</text:p>
          </table:table-cell>
          <table:table-cell table:formula="of:=10^[.B52]" office:value-type="float" office:value="1E-048" calcext:value-type="float">
            <text:p>1E-48</text:p>
          </table:table-cell>
          <table:table-cell table:formula="of:=[.E51]+[.$K$2]*([.D52]-[.E51])" office:value-type="float" office:value="2.46118867983019E-044" calcext:value-type="float">
            <text:p>2.46118867983019E-44</text:p>
          </table:table-cell>
          <table:table-cell table:formula="of:=LOG([.E52];10)" office:value-type="float" office:value="-43.608855091105" calcext:value-type="float">
            <text:p>-43.6088550911</text:p>
          </table:table-cell>
          <table:table-cell table:formula="of:=10^((-40 - [.F52]) / (10 * 2.1))" office:value-type="float" office:value="1.4854233361172" calcext:value-type="float">
            <text:p>1.4854233361</text:p>
          </table:table-cell>
          <table:table-cell table:number-columns-repeated="4"/>
        </table:table-row>
        <table:table-row table:style-name="ro1">
          <table:table-cell office:value-type="float" office:value="1485178741" calcext:value-type="float">
            <text:p>1485178741</text:p>
          </table:table-cell>
          <table:table-cell office:value-type="float" office:value="-48" calcext:value-type="float">
            <text:p>-48</text:p>
          </table:table-cell>
          <table:table-cell table:formula="of:=10^((-40 - [.B53]) / (10 * 2.1))" office:value-type="float" office:value="2.40409918350997" calcext:value-type="float">
            <text:p>2.4040991835</text:p>
          </table:table-cell>
          <table:table-cell table:formula="of:=10^[.B53]" office:value-type="float" office:value="1E-048" calcext:value-type="float">
            <text:p>1E-48</text:p>
          </table:table-cell>
          <table:table-cell table:formula="of:=[.E52]+[.$K$2]*([.D53]-[.E52])" office:value-type="float" office:value="1.84591650987264E-044" calcext:value-type="float">
            <text:p>1.84591650987264E-44</text:p>
          </table:table-cell>
          <table:table-cell table:formula="of:=LOG([.E53];10)" office:value-type="float" office:value="-43.7337879458462" calcext:value-type="float">
            <text:p>-43.7337879458</text:p>
          </table:table-cell>
          <table:table-cell table:formula="of:=10^((-40 - [.F53]) / (10 * 2.1))" office:value-type="float" office:value="1.50591141735994" calcext:value-type="float">
            <text:p>1.5059114174</text:p>
          </table:table-cell>
          <table:table-cell table:number-columns-repeated="4"/>
        </table:table-row>
        <table:table-row table:style-name="ro1">
          <table:table-cell office:value-type="float" office:value="1485178743" calcext:value-type="float">
            <text:p>1485178743</text:p>
          </table:table-cell>
          <table:table-cell office:value-type="float" office:value="-48" calcext:value-type="float">
            <text:p>-48</text:p>
          </table:table-cell>
          <table:table-cell table:formula="of:=10^((-40 - [.B54]) / (10 * 2.1))" office:value-type="float" office:value="2.40409918350997" calcext:value-type="float">
            <text:p>2.4040991835</text:p>
          </table:table-cell>
          <table:table-cell table:formula="of:=10^[.B54]" office:value-type="float" office:value="1E-048" calcext:value-type="float">
            <text:p>1E-48</text:p>
          </table:table-cell>
          <table:table-cell table:formula="of:=[.E53]+[.$K$2]*([.D54]-[.E53])" office:value-type="float" office:value="1.38446238240448E-044" calcext:value-type="float">
            <text:p>1.38446238240448E-44</text:p>
          </table:table-cell>
          <table:table-cell table:formula="of:=LOG([.E54];10)" office:value-type="float" office:value="-43.8587188400889" calcext:value-type="float">
            <text:p>-43.8587188401</text:p>
          </table:table-cell>
          <table:table-cell table:formula="of:=10^((-40 - [.F54]) / (10 * 2.1))" office:value-type="float" office:value="1.5266817575233" calcext:value-type="float">
            <text:p>1.5266817575</text:p>
          </table:table-cell>
          <table:table-cell table:number-columns-repeated="4"/>
        </table:table-row>
        <table:table-row table:style-name="ro1">
          <table:table-cell office:value-type="float" office:value="1485178743" calcext:value-type="float">
            <text:p>1485178743</text:p>
          </table:table-cell>
          <table:table-cell office:value-type="float" office:value="-48" calcext:value-type="float">
            <text:p>-48</text:p>
          </table:table-cell>
          <table:table-cell table:formula="of:=10^((-40 - [.B55]) / (10 * 2.1))" office:value-type="float" office:value="2.40409918350997" calcext:value-type="float">
            <text:p>2.4040991835</text:p>
          </table:table-cell>
          <table:table-cell table:formula="of:=10^[.B55]" office:value-type="float" office:value="1E-048" calcext:value-type="float">
            <text:p>1E-48</text:p>
          </table:table-cell>
          <table:table-cell table:formula="of:=[.E54]+[.$K$2]*([.D55]-[.E54])" office:value-type="float" office:value="1.03837178680336E-044" calcext:value-type="float">
            <text:p>1.03837178680336E-44</text:p>
          </table:table-cell>
          <table:table-cell table:formula="of:=LOG([.E55];10)" office:value-type="float" office:value="-43.9836471204301" calcext:value-type="float">
            <text:p>-43.9836471204</text:p>
          </table:table-cell>
          <table:table-cell table:formula="of:=10^((-40 - [.F55]) / (10 * 2.1))" office:value-type="float" office:value="1.54773812979725" calcext:value-type="float">
            <text:p>1.5477381298</text:p>
          </table:table-cell>
          <table:table-cell table:number-columns-repeated="4"/>
        </table:table-row>
        <table:table-row table:style-name="ro1">
          <table:table-cell office:value-type="float" office:value="1485178743" calcext:value-type="float">
            <text:p>1485178743</text:p>
          </table:table-cell>
          <table:table-cell office:value-type="float" office:value="-54" calcext:value-type="float">
            <text:p>-54</text:p>
          </table:table-cell>
          <table:table-cell table:formula="of:=10^((-40 - [.B56]) / (10 * 2.1))" office:value-type="float" office:value="4.64158883361278" calcext:value-type="float">
            <text:p>4.6415888336</text:p>
          </table:table-cell>
          <table:table-cell table:formula="of:=10^[.B56]" office:value-type="float" office:value="1E-054" calcext:value-type="float">
            <text:p>1E-54</text:p>
          </table:table-cell>
          <table:table-cell table:formula="of:=[.E55]+[.$K$2]*([.D56]-[.E55])" office:value-type="float" office:value="7.78778840127522E-045" calcext:value-type="float">
            <text:p>7.78778840127522E-45</text:p>
          </table:table-cell>
          <table:table-cell table:formula="of:=LOG([.E56];10)" office:value-type="float" office:value="-44.1085858570245" calcext:value-type="float">
            <text:p>-44.108585857</text:p>
          </table:table-cell>
          <table:table-cell table:formula="of:=10^((-40 - [.F56]) / (10 * 2.1))" office:value-type="float" office:value="1.56908671571418" calcext:value-type="float">
            <text:p>1.5690867157</text:p>
          </table:table-cell>
          <table:table-cell table:number-columns-repeated="4"/>
        </table:table-row>
        <table:table-row table:style-name="ro1">
          <table:table-cell office:value-type="float" office:value="1485178745" calcext:value-type="float">
            <text:p>1485178745</text:p>
          </table:table-cell>
          <table:table-cell office:value-type="float" office:value="-48" calcext:value-type="float">
            <text:p>-48</text:p>
          </table:table-cell>
          <table:table-cell table:formula="of:=10^((-40 - [.B57]) / (10 * 2.1))" office:value-type="float" office:value="2.40409918350997" calcext:value-type="float">
            <text:p>2.4040991835</text:p>
          </table:table-cell>
          <table:table-cell table:formula="of:=10^[.B57]" office:value-type="float" office:value="1E-048" calcext:value-type="float">
            <text:p>1E-48</text:p>
          </table:table-cell>
          <table:table-cell table:formula="of:=[.E56]+[.$K$2]*([.D57]-[.E56])" office:value-type="float" office:value="5.84109130095641E-045" calcext:value-type="float">
            <text:p>5.84109130095641E-45</text:p>
          </table:table-cell>
          <table:table-cell table:formula="of:=LOG([.E57];10)" office:value-type="float" office:value="-44.2335060053351" calcext:value-type="float">
            <text:p>-44.2335060053</text:p>
          </table:table-cell>
          <table:table-cell table:formula="of:=10^((-40 - [.F57]) / (10 * 2.1))" office:value-type="float" office:value="1.59072652928103" calcext:value-type="float">
            <text:p>1.5907265293</text:p>
          </table:table-cell>
          <table:table-cell table:number-columns-repeated="4"/>
        </table:table-row>
        <table:table-row table:style-name="ro1">
          <table:table-cell office:value-type="float" office:value="1485178745" calcext:value-type="float">
            <text:p>1485178745</text:p>
          </table:table-cell>
          <table:table-cell office:value-type="float" office:value="-42" calcext:value-type="float">
            <text:p>-42</text:p>
          </table:table-cell>
          <table:table-cell table:formula="of:=10^((-40 - [.B58]) / (10 * 2.1))" office:value-type="float" office:value="1.24519708473503" calcext:value-type="float">
            <text:p>1.2451970847</text:p>
          </table:table-cell>
          <table:table-cell table:formula="of:=10^[.B58]" office:value-type="float" office:value="1E-042" calcext:value-type="float">
            <text:p>1E-42</text:p>
          </table:table-cell>
          <table:table-cell table:formula="of:=[.E57]+[.$K$2]*([.D58]-[.E57])" office:value-type="float" office:value="2.54380818475717E-043" calcext:value-type="float">
            <text:p>2.54380818475717E-43</text:p>
          </table:table-cell>
          <table:table-cell table:formula="of:=LOG([.E58];10)" office:value-type="float" office:value="-42.5945156396597" calcext:value-type="float">
            <text:p>-42.5945156397</text:p>
          </table:table-cell>
          <table:table-cell table:formula="of:=10^((-40 - [.F58]) / (10 * 2.1))" office:value-type="float" office:value="1.32907155661957" calcext:value-type="float">
            <text:p>1.3290715566</text:p>
          </table:table-cell>
          <table:table-cell table:number-columns-repeated="4"/>
        </table:table-row>
        <table:table-row table:style-name="ro1">
          <table:table-cell office:value-type="float" office:value="1485178745" calcext:value-type="float">
            <text:p>1485178745</text:p>
          </table:table-cell>
          <table:table-cell office:value-type="float" office:value="-44" calcext:value-type="float">
            <text:p>-44</text:p>
          </table:table-cell>
          <table:table-cell table:formula="of:=10^((-40 - [.B59]) / (10 * 2.1))" office:value-type="float" office:value="1.55051577983262" calcext:value-type="float">
            <text:p>1.5505157798</text:p>
          </table:table-cell>
          <table:table-cell table:formula="of:=10^[.B59]" office:value-type="float" office:value="1E-044" calcext:value-type="float">
            <text:p>1E-44</text:p>
          </table:table-cell>
          <table:table-cell table:formula="of:=[.E58]+[.$K$2]*([.D59]-[.E58])" office:value-type="float" office:value="1.93285613856788E-043" calcext:value-type="float">
            <text:p>1.93285613856788E-43</text:p>
          </table:table-cell>
          <table:table-cell table:formula="of:=LOG([.E59];10)" office:value-type="float" office:value="-42.7138004690709" calcext:value-type="float">
            <text:p>-42.7138004691</text:p>
          </table:table-cell>
          <table:table-cell table:formula="of:=10^((-40 - [.F59]) / (10 * 2.1))" office:value-type="float" office:value="1.34656894299985" calcext:value-type="float">
            <text:p>1.346568943</text:p>
          </table:table-cell>
          <table:table-cell table:number-columns-repeated="4"/>
        </table:table-row>
        <table:table-row table:style-name="ro1">
          <table:table-cell office:value-type="float" office:value="1485178745" calcext:value-type="float">
            <text:p>1485178745</text:p>
          </table:table-cell>
          <table:table-cell office:value-type="float" office:value="-48" calcext:value-type="float">
            <text:p>-48</text:p>
          </table:table-cell>
          <table:table-cell table:formula="of:=10^((-40 - [.B60]) / (10 * 2.1))" office:value-type="float" office:value="2.40409918350997" calcext:value-type="float">
            <text:p>2.4040991835</text:p>
          </table:table-cell>
          <table:table-cell table:formula="of:=10^[.B60]" office:value-type="float" office:value="1E-048" calcext:value-type="float">
            <text:p>1E-48</text:p>
          </table:table-cell>
          <table:table-cell table:formula="of:=[.E59]+[.$K$2]*([.D60]-[.E59])" office:value-type="float" office:value="1.44964460392591E-043" calcext:value-type="float">
            <text:p>1.44964460392591E-43</text:p>
          </table:table-cell>
          <table:table-cell table:formula="of:=LOG([.E60];10)" office:value-type="float" office:value="-42.8387384567114" calcext:value-type="float">
            <text:p>-42.8387384567</text:p>
          </table:table-cell>
          <table:table-cell table:formula="of:=10^((-40 - [.F60]) / (10 * 2.1))" office:value-type="float" office:value="1.36514260782614" calcext:value-type="float">
            <text:p>1.3651426078</text:p>
          </table:table-cell>
          <table:table-cell table:number-columns-repeated="4"/>
        </table:table-row>
        <table:table-row table:style-name="ro1">
          <table:table-cell office:value-type="float" office:value="1485178745" calcext:value-type="float">
            <text:p>1485178745</text:p>
          </table:table-cell>
          <table:table-cell office:value-type="float" office:value="-52" calcext:value-type="float">
            <text:p>-52</text:p>
          </table:table-cell>
          <table:table-cell table:formula="of:=10^((-40 - [.B61]) / (10 * 2.1))" office:value-type="float" office:value="3.72759372031494" calcext:value-type="float">
            <text:p>3.7275937203</text:p>
          </table:table-cell>
          <table:table-cell table:formula="of:=10^[.B61]" office:value-type="float" office:value="1E-052" calcext:value-type="float">
            <text:p>1E-52</text:p>
          </table:table-cell>
          <table:table-cell table:formula="of:=[.E60]+[.$K$2]*([.D61]-[.E60])" office:value-type="float" office:value="1.08723345319443E-043" calcext:value-type="float">
            <text:p>1.08723345319443E-43</text:p>
          </table:table-cell>
          <table:table-cell table:formula="of:=LOG([.E61];10)" office:value-type="float" office:value="-42.9636771932198" calcext:value-type="float">
            <text:p>-42.9636771932</text:p>
          </table:table-cell>
          <table:table-cell table:formula="of:=10^((-40 - [.F61]) / (10 * 2.1))" office:value-type="float" office:value="1.38397257891155" calcext:value-type="float">
            <text:p>1.3839725789</text:p>
          </table:table-cell>
          <table:table-cell table:number-columns-repeated="4"/>
        </table:table-row>
        <table:table-row table:style-name="ro1">
          <table:table-cell office:value-type="float" office:value="1485178747" calcext:value-type="float">
            <text:p>1485178747</text:p>
          </table:table-cell>
          <table:table-cell office:value-type="float" office:value="-46" calcext:value-type="float">
            <text:p>-46</text:p>
          </table:table-cell>
          <table:table-cell table:formula="of:=10^((-40 - [.B62]) / (10 * 2.1))" office:value-type="float" office:value="1.93069772888325" calcext:value-type="float">
            <text:p>1.9306977289</text:p>
          </table:table-cell>
          <table:table-cell table:formula="of:=10^[.B62]" office:value-type="float" office:value="1E-046" calcext:value-type="float">
            <text:p>1E-46</text:p>
          </table:table-cell>
          <table:table-cell table:formula="of:=[.E61]+[.$K$2]*([.D62]-[.E61])" office:value-type="float" office:value="8.15675089895824E-044" calcext:value-type="float">
            <text:p>8.15675089895824E-44</text:p>
          </table:table-cell>
          <table:table-cell table:formula="of:=LOG([.E62];10)" office:value-type="float" office:value="-43.0884828005174" calcext:value-type="float">
            <text:p>-43.0884828005</text:p>
          </table:table-cell>
          <table:table-cell table:formula="of:=10^((-40 - [.F62]) / (10 * 2.1))" office:value-type="float" office:value="1.40304179885963" calcext:value-type="float">
            <text:p>1.4030417989</text:p>
          </table:table-cell>
          <table:table-cell table:number-columns-repeated="4"/>
        </table:table-row>
        <table:table-row table:style-name="ro1">
          <table:table-cell office:value-type="float" office:value="1485178747" calcext:value-type="float">
            <text:p>1485178747</text:p>
          </table:table-cell>
          <table:table-cell office:value-type="float" office:value="-40" calcext:value-type="float">
            <text:p>-40</text:p>
          </table:table-cell>
          <table:table-cell table:formula="of:=10^((-40 - [.B63]) / (10 * 2.1))" office:value-type="float" office:value="1" calcext:value-type="float">
            <text:p>1</text:p>
          </table:table-cell>
          <table:table-cell table:formula="of:=10^[.B63]" office:value-type="float" office:value="1E-040" calcext:value-type="float">
            <text:p>1E-40</text:p>
          </table:table-cell>
          <table:table-cell table:formula="of:=[.E62]+[.$K$2]*([.D63]-[.E62])" office:value-type="float" office:value="2.50611756317422E-041" calcext:value-type="float">
            <text:p>2.50611756317422E-41</text:p>
          </table:table-cell>
          <table:table-cell table:formula="of:=LOG([.E63];10)" office:value-type="float" office:value="-40.600998559902" calcext:value-type="float">
            <text:p>-40.6009985599</text:p>
          </table:table-cell>
          <table:table-cell table:formula="of:=10^((-40 - [.F63]) / (10 * 2.1))" office:value-type="float" office:value="1.06811737322304" calcext:value-type="float">
            <text:p>1.0681173732</text:p>
          </table:table-cell>
          <table:table-cell table:number-columns-repeated="4"/>
        </table:table-row>
        <table:table-row table:style-name="ro1">
          <table:table-cell office:value-type="float" office:value="1485178747" calcext:value-type="float">
            <text:p>1485178747</text:p>
          </table:table-cell>
          <table:table-cell office:value-type="float" office:value="-58" calcext:value-type="float">
            <text:p>-58</text:p>
          </table:table-cell>
          <table:table-cell table:formula="of:=10^((-40 - [.B64]) / (10 * 2.1))" office:value-type="float" office:value="7.19685673001152" calcext:value-type="float">
            <text:p>7.19685673</text:p>
          </table:table-cell>
          <table:table-cell table:formula="of:=10^[.B64]" office:value-type="float" office:value="1E-058" calcext:value-type="float">
            <text:p>1E-58</text:p>
          </table:table-cell>
          <table:table-cell table:formula="of:=[.E63]+[.$K$2]*([.D64]-[.E63])" office:value-type="float" office:value="1.87958817238066E-041" calcext:value-type="float">
            <text:p>1.87958817238066E-41</text:p>
          </table:table-cell>
          <table:table-cell table:formula="of:=LOG([.E64];10)" office:value-type="float" office:value="-40.7259372965103" calcext:value-type="float">
            <text:p>-40.7259372965</text:p>
          </table:table-cell>
          <table:table-cell table:formula="of:=10^((-40 - [.F64]) / (10 * 2.1))" office:value-type="float" office:value="1.08285035361241" calcext:value-type="float">
            <text:p>1.0828503536</text:p>
          </table:table-cell>
          <table:table-cell table:number-columns-repeated="4"/>
        </table:table-row>
        <table:table-row table:style-name="ro1">
          <table:table-cell office:value-type="float" office:value="1485178748" calcext:value-type="float">
            <text:p>1485178748</text:p>
          </table:table-cell>
          <table:table-cell office:value-type="float" office:value="-54" calcext:value-type="float">
            <text:p>-54</text:p>
          </table:table-cell>
          <table:table-cell table:formula="of:=10^((-40 - [.B65]) / (10 * 2.1))" office:value-type="float" office:value="4.64158883361278" calcext:value-type="float">
            <text:p>4.6415888336</text:p>
          </table:table-cell>
          <table:table-cell table:formula="of:=10^[.B65]" office:value-type="float" office:value="1E-054" calcext:value-type="float">
            <text:p>1E-54</text:p>
          </table:table-cell>
          <table:table-cell table:formula="of:=[.E64]+[.$K$2]*([.D65]-[.E64])" office:value-type="float" office:value="1.40969112928552E-041" calcext:value-type="float">
            <text:p>1.40969112928552E-41</text:p>
          </table:table-cell>
          <table:table-cell table:formula="of:=LOG([.E65];10)" office:value-type="float" office:value="-40.8508760331186" calcext:value-type="float">
            <text:p>-40.8508760331</text:p>
          </table:table-cell>
          <table:table-cell table:formula="of:=10^((-40 - [.F65]) / (10 * 2.1))" office:value-type="float" office:value="1.09778655203436" calcext:value-type="float">
            <text:p>1.097786552</text:p>
          </table:table-cell>
          <table:table-cell table:number-columns-repeated="4"/>
        </table:table-row>
        <table:table-row table:style-name="ro1">
          <table:table-cell office:value-type="float" office:value="1485178749" calcext:value-type="float">
            <text:p>1485178749</text:p>
          </table:table-cell>
          <table:table-cell office:value-type="float" office:value="-50" calcext:value-type="float">
            <text:p>-50</text:p>
          </table:table-cell>
          <table:table-cell table:formula="of:=10^((-40 - [.B66]) / (10 * 2.1))" office:value-type="float" office:value="2.99357729472049" calcext:value-type="float">
            <text:p>2.9935772947</text:p>
          </table:table-cell>
          <table:table-cell table:formula="of:=10^[.B66]" office:value-type="float" office:value="1E-050" calcext:value-type="float">
            <text:p>1E-50</text:p>
          </table:table-cell>
          <table:table-cell table:formula="of:=[.E65]+[.$K$2]*([.D66]-[.E65])" office:value-type="float" office:value="1.05726834721414E-041" calcext:value-type="float">
            <text:p>1.05726834721414E-41</text:p>
          </table:table-cell>
          <table:table-cell table:formula="of:=LOG([.E66];10)" office:value-type="float" office:value="-40.9758147696242" calcext:value-type="float">
            <text:p>-40.9758147696</text:p>
          </table:table-cell>
          <table:table-cell table:formula="of:=10^((-40 - [.F66]) / (10 * 2.1))" office:value-type="float" office:value="1.11292877154592" calcext:value-type="float">
            <text:p>1.1129287715</text:p>
          </table:table-cell>
          <table:table-cell table:number-columns-repeated="4"/>
        </table:table-row>
        <table:table-row table:style-name="ro1">
          <table:table-cell office:value-type="float" office:value="1485178749" calcext:value-type="float">
            <text:p>1485178749</text:p>
          </table:table-cell>
          <table:table-cell office:value-type="float" office:value="-44" calcext:value-type="float">
            <text:p>-44</text:p>
          </table:table-cell>
          <table:table-cell table:formula="of:=10^((-40 - [.B67]) / (10 * 2.1))" office:value-type="float" office:value="1.55051577983262" calcext:value-type="float">
            <text:p>1.5505157798</text:p>
          </table:table-cell>
          <table:table-cell table:formula="of:=10^[.B67]" office:value-type="float" office:value="1E-044" calcext:value-type="float">
            <text:p>1E-44</text:p>
          </table:table-cell>
          <table:table-cell table:formula="of:=[.E66]+[.$K$2]*([.D67]-[.E66])" office:value-type="float" office:value="7.93201260410607E-042" calcext:value-type="float">
            <text:p>7.93201260410607E-42</text:p>
          </table:table-cell>
          <table:table-cell table:formula="of:=LOG([.E67];10)" office:value-type="float" office:value="-41.1006166043647" calcext:value-type="float">
            <text:p>-41.1006166044</text:p>
          </table:table-cell>
          <table:table-cell table:formula="of:=10^((-40 - [.F67]) / (10 * 2.1))" office:value-type="float" office:value="1.12826291757407" calcext:value-type="float">
            <text:p>1.1282629176</text:p>
          </table:table-cell>
          <table:table-cell table:number-columns-repeated="4"/>
        </table:table-row>
        <table:table-row table:style-name="ro1">
          <table:table-cell office:value-type="float" office:value="1485178751" calcext:value-type="float">
            <text:p>1485178751</text:p>
          </table:table-cell>
          <table:table-cell office:value-type="float" office:value="-44" calcext:value-type="float">
            <text:p>-44</text:p>
          </table:table-cell>
          <table:table-cell table:formula="of:=10^((-40 - [.B68]) / (10 * 2.1))" office:value-type="float" office:value="1.55051577983262" calcext:value-type="float">
            <text:p>1.5505157798</text:p>
          </table:table-cell>
          <table:table-cell table:formula="of:=10^[.B68]" office:value-type="float" office:value="1E-044" calcext:value-type="float">
            <text:p>1E-44</text:p>
          </table:table-cell>
          <table:table-cell table:formula="of:=[.E67]+[.$K$2]*([.D68]-[.E67])" office:value-type="float" office:value="5.95150945307955E-042" calcext:value-type="float">
            <text:p>5.95150945307955E-42</text:p>
          </table:table-cell>
          <table:table-cell table:formula="of:=LOG([.E68];10)" office:value-type="float" office:value="-41.2253728722539" calcext:value-type="float">
            <text:p>-41.2253728723</text:p>
          </table:table-cell>
          <table:table-cell table:formula="of:=10^((-40 - [.F68]) / (10 * 2.1))" office:value-type="float" office:value="1.14380262565204" calcext:value-type="float">
            <text:p>1.1438026257</text:p>
          </table:table-cell>
          <table:table-cell table:number-columns-repeated="4"/>
        </table:table-row>
        <table:table-row table:style-name="ro1">
          <table:table-cell office:value-type="float" office:value="1485178751" calcext:value-type="float">
            <text:p>1485178751</text:p>
          </table:table-cell>
          <table:table-cell office:value-type="float" office:value="-42" calcext:value-type="float">
            <text:p>-42</text:p>
          </table:table-cell>
          <table:table-cell table:formula="of:=10^((-40 - [.B69]) / (10 * 2.1))" office:value-type="float" office:value="1.24519708473503" calcext:value-type="float">
            <text:p>1.2451970847</text:p>
          </table:table-cell>
          <table:table-cell table:formula="of:=10^[.B69]" office:value-type="float" office:value="1E-042" calcext:value-type="float">
            <text:p>1E-42</text:p>
          </table:table-cell>
          <table:table-cell table:formula="of:=[.E68]+[.$K$2]*([.D69]-[.E68])" office:value-type="float" office:value="4.71363208980966E-042" calcext:value-type="float">
            <text:p>4.71363208980966E-42</text:p>
          </table:table-cell>
          <table:table-cell table:formula="of:=LOG([.E69];10)" office:value-type="float" office:value="-41.3266443182056" calcext:value-type="float">
            <text:p>-41.3266443182</text:p>
          </table:table-cell>
          <table:table-cell table:formula="of:=10^((-40 - [.F69]) / (10 * 2.1))" office:value-type="float" office:value="1.15657430334453" calcext:value-type="float">
            <text:p>1.1565743033</text:p>
          </table:table-cell>
          <table:table-cell table:number-columns-repeated="4"/>
        </table:table-row>
        <table:table-row table:style-name="ro1">
          <table:table-cell office:value-type="float" office:value="1485178752" calcext:value-type="float">
            <text:p>1485178752</text:p>
          </table:table-cell>
          <table:table-cell office:value-type="float" office:value="-50" calcext:value-type="float">
            <text:p>-50</text:p>
          </table:table-cell>
          <table:table-cell table:formula="of:=10^((-40 - [.B70]) / (10 * 2.1))" office:value-type="float" office:value="2.99357729472049" calcext:value-type="float">
            <text:p>2.9935772947</text:p>
          </table:table-cell>
          <table:table-cell table:formula="of:=10^[.B70]" office:value-type="float" office:value="1E-050" calcext:value-type="float">
            <text:p>1E-50</text:p>
          </table:table-cell>
          <table:table-cell table:formula="of:=[.E69]+[.$K$2]*([.D70]-[.E69])" office:value-type="float" office:value="3.53522406985725E-042" calcext:value-type="float">
            <text:p>3.53522406985725E-42</text:p>
          </table:table-cell>
          <table:table-cell table:formula="of:=LOG([.E70];10)" office:value-type="float" office:value="-41.4515830545068" calcext:value-type="float">
            <text:p>-41.4515830545</text:p>
          </table:table-cell>
          <table:table-cell table:formula="of:=10^((-40 - [.F70]) / (10 * 2.1))" office:value-type="float" office:value="1.17252740636019" calcext:value-type="float">
            <text:p>1.1725274064</text:p>
          </table:table-cell>
          <table:table-cell table:number-columns-repeated="4"/>
        </table:table-row>
        <table:table-row table:style-name="ro1">
          <table:table-cell office:value-type="float" office:value="1485178753" calcext:value-type="float">
            <text:p>1485178753</text:p>
          </table:table-cell>
          <table:table-cell office:value-type="float" office:value="-50" calcext:value-type="float">
            <text:p>-50</text:p>
          </table:table-cell>
          <table:table-cell table:formula="of:=10^((-40 - [.B71]) / (10 * 2.1))" office:value-type="float" office:value="2.99357729472049" calcext:value-type="float">
            <text:p>2.9935772947</text:p>
          </table:table-cell>
          <table:table-cell table:formula="of:=10^[.B71]" office:value-type="float" office:value="1E-050" calcext:value-type="float">
            <text:p>1E-50</text:p>
          </table:table-cell>
          <table:table-cell table:formula="of:=[.E70]+[.$K$2]*([.D71]-[.E70])" office:value-type="float" office:value="2.65141805489294E-042" calcext:value-type="float">
            <text:p>2.65141805489294E-42</text:p>
          </table:table-cell>
          <table:table-cell table:formula="of:=LOG([.E71];10)" office:value-type="float" office:value="-41.5765217907056" calcext:value-type="float">
            <text:p>-41.5765217907</text:p>
          </table:table-cell>
          <table:table-cell table:formula="of:=10^((-40 - [.F71]) / (10 * 2.1))" office:value-type="float" office:value="1.18870055704565" calcext:value-type="float">
            <text:p>1.188700557</text:p>
          </table:table-cell>
          <table:table-cell table:number-columns-repeated="4"/>
        </table:table-row>
        <table:table-row table:style-name="ro1">
          <table:table-cell office:value-type="float" office:value="1485178753" calcext:value-type="float">
            <text:p>1485178753</text:p>
          </table:table-cell>
          <table:table-cell office:value-type="float" office:value="-48" calcext:value-type="float">
            <text:p>-48</text:p>
          </table:table-cell>
          <table:table-cell table:formula="of:=10^((-40 - [.B72]) / (10 * 2.1))" office:value-type="float" office:value="2.40409918350997" calcext:value-type="float">
            <text:p>2.4040991835</text:p>
          </table:table-cell>
          <table:table-cell table:formula="of:=10^[.B72]" office:value-type="float" office:value="1E-048" calcext:value-type="float">
            <text:p>1E-48</text:p>
          </table:table-cell>
          <table:table-cell table:formula="of:=[.E71]+[.$K$2]*([.D72]-[.E71])" office:value-type="float" office:value="1.9885637911697E-042" calcext:value-type="float">
            <text:p>1.9885637911697E-42</text:p>
          </table:table-cell>
          <table:table-cell table:formula="of:=LOG([.E72];10)" office:value-type="float" office:value="-41.7014604727149" calcext:value-type="float">
            <text:p>-41.7014604727</text:p>
          </table:table-cell>
          <table:table-cell table:formula="of:=10^((-40 - [.F72]) / (10 * 2.1))" office:value-type="float" office:value="1.20509678346135" calcext:value-type="float">
            <text:p>1.2050967835</text:p>
          </table:table-cell>
          <table:table-cell table:number-columns-repeated="4"/>
        </table:table-row>
        <table:table-row table:style-name="ro1">
          <table:table-cell office:value-type="float" office:value="1485178753" calcext:value-type="float">
            <text:p>1485178753</text:p>
          </table:table-cell>
          <table:table-cell office:value-type="float" office:value="-40" calcext:value-type="float">
            <text:p>-40</text:p>
          </table:table-cell>
          <table:table-cell table:formula="of:=10^((-40 - [.B73]) / (10 * 2.1))" office:value-type="float" office:value="1" calcext:value-type="float">
            <text:p>1</text:p>
          </table:table-cell>
          <table:table-cell table:formula="of:=10^[.B73]" office:value-type="float" office:value="1E-040" calcext:value-type="float">
            <text:p>1E-40</text:p>
          </table:table-cell>
          <table:table-cell table:formula="of:=[.E72]+[.$K$2]*([.D73]-[.E72])" office:value-type="float" office:value="2.64914228433773E-041" calcext:value-type="float">
            <text:p>2.64914228433773E-41</text:p>
          </table:table-cell>
          <table:table-cell table:formula="of:=LOG([.E73];10)" office:value-type="float" office:value="-40.5768947152991" calcext:value-type="float">
            <text:p>-40.5768947153</text:p>
          </table:table-cell>
          <table:table-cell table:formula="of:=10^((-40 - [.F73]) / (10 * 2.1))" office:value-type="float" office:value="1.0652981600428" calcext:value-type="float">
            <text:p>1.06529816</text:p>
          </table:table-cell>
          <table:table-cell table:number-columns-repeated="4"/>
        </table:table-row>
        <table:table-row table:style-name="ro1">
          <table:table-cell office:value-type="float" office:value="1485178755" calcext:value-type="float">
            <text:p>1485178755</text:p>
          </table:table-cell>
          <table:table-cell office:value-type="float" office:value="-40" calcext:value-type="float">
            <text:p>-40</text:p>
          </table:table-cell>
          <table:table-cell table:formula="of:=10^((-40 - [.B74]) / (10 * 2.1))" office:value-type="float" office:value="1" calcext:value-type="float">
            <text:p>1</text:p>
          </table:table-cell>
          <table:table-cell table:formula="of:=10^[.B74]" office:value-type="float" office:value="1E-040" calcext:value-type="float">
            <text:p>1E-40</text:p>
          </table:table-cell>
          <table:table-cell table:formula="of:=[.E73]+[.$K$2]*([.D74]-[.E73])" office:value-type="float" office:value="4.4868567132533E-041" calcext:value-type="float">
            <text:p>4.4868567132533E-41</text:p>
          </table:table-cell>
          <table:table-cell table:formula="of:=LOG([.E74];10)" office:value-type="float" office:value="-40.3480577993408" calcext:value-type="float">
            <text:p>-40.3480577993</text:p>
          </table:table-cell>
          <table:table-cell table:formula="of:=10^((-40 - [.F74]) / (10 * 2.1))" office:value-type="float" office:value="1.03890103975544" calcext:value-type="float">
            <text:p>1.0389010398</text:p>
          </table:table-cell>
          <table:table-cell table:number-columns-repeated="4"/>
        </table:table-row>
        <table:table-row table:style-name="ro1">
          <table:table-cell office:value-type="float" office:value="1485178756" calcext:value-type="float">
            <text:p>1485178756</text:p>
          </table:table-cell>
          <table:table-cell office:value-type="float" office:value="-54" calcext:value-type="float">
            <text:p>-54</text:p>
          </table:table-cell>
          <table:table-cell table:formula="of:=10^((-40 - [.B75]) / (10 * 2.1))" office:value-type="float" office:value="4.64158883361278" calcext:value-type="float">
            <text:p>4.6415888336</text:p>
          </table:table-cell>
          <table:table-cell table:formula="of:=10^[.B75]" office:value-type="float" office:value="1E-054" calcext:value-type="float">
            <text:p>1E-54</text:p>
          </table:table-cell>
          <table:table-cell table:formula="of:=[.E74]+[.$K$2]*([.D75]-[.E74])" office:value-type="float" office:value="3.36514253494E-041" calcext:value-type="float">
            <text:p>3.36514253494E-41</text:p>
          </table:table-cell>
          <table:table-cell table:formula="of:=LOG([.E75];10)" office:value-type="float" office:value="-40.4729965359491" calcext:value-type="float">
            <text:p>-40.4729965359</text:p>
          </table:table-cell>
          <table:table-cell table:formula="of:=10^((-40 - [.F75]) / (10 * 2.1))" office:value-type="float" office:value="1.05323102729139" calcext:value-type="float">
            <text:p>1.0532310273</text:p>
          </table:table-cell>
          <table:table-cell table:number-columns-repeated="4"/>
        </table:table-row>
        <table:table-row table:style-name="ro1">
          <table:table-cell office:value-type="float" office:value="1485178757" calcext:value-type="float">
            <text:p>1485178757</text:p>
          </table:table-cell>
          <table:table-cell office:value-type="float" office:value="-46" calcext:value-type="float">
            <text:p>-46</text:p>
          </table:table-cell>
          <table:table-cell table:formula="of:=10^((-40 - [.B76]) / (10 * 2.1))" office:value-type="float" office:value="1.93069772888325" calcext:value-type="float">
            <text:p>1.9306977289</text:p>
          </table:table-cell>
          <table:table-cell table:formula="of:=10^[.B76]" office:value-type="float" office:value="1E-046" calcext:value-type="float">
            <text:p>1E-46</text:p>
          </table:table-cell>
          <table:table-cell table:formula="of:=[.E75]+[.$K$2]*([.D76]-[.E75])" office:value-type="float" office:value="2.523859401205E-041" calcext:value-type="float">
            <text:p>2.523859401205E-41</text:p>
          </table:table-cell>
          <table:table-cell table:formula="of:=LOG([.E76];10)" office:value-type="float" office:value="-40.5979348423683" calcext:value-type="float">
            <text:p>-40.5979348424</text:p>
          </table:table-cell>
          <table:table-cell table:formula="of:=10^((-40 - [.F76]) / (10 * 2.1))" office:value-type="float" office:value="1.06775862384943" calcext:value-type="float">
            <text:p>1.0677586238</text:p>
          </table:table-cell>
          <table:table-cell table:number-columns-repeated="4"/>
        </table:table-row>
        <table:table-row table:style-name="ro1">
          <table:table-cell office:value-type="float" office:value="1485178759" calcext:value-type="float">
            <text:p>1485178759</text:p>
          </table:table-cell>
          <table:table-cell office:value-type="float" office:value="-50" calcext:value-type="float">
            <text:p>-50</text:p>
          </table:table-cell>
          <table:table-cell table:formula="of:=10^((-40 - [.B77]) / (10 * 2.1))" office:value-type="float" office:value="2.99357729472049" calcext:value-type="float">
            <text:p>2.9935772947</text:p>
          </table:table-cell>
          <table:table-cell table:formula="of:=10^[.B77]" office:value-type="float" office:value="1E-050" calcext:value-type="float">
            <text:p>1E-50</text:p>
          </table:table-cell>
          <table:table-cell table:formula="of:=[.E76]+[.$K$2]*([.D77]-[.E76])" office:value-type="float" office:value="1.89289455115375E-041" calcext:value-type="float">
            <text:p>1.89289455115375E-41</text:p>
          </table:table-cell>
          <table:table-cell table:formula="of:=LOG([.E77];10)" office:value-type="float" office:value="-40.7228735789193" calcext:value-type="float">
            <text:p>-40.7228735789</text:p>
          </table:table-cell>
          <table:table-cell table:formula="of:=10^((-40 - [.F77]) / (10 * 2.1))" office:value-type="float" office:value="1.08248665585495" calcext:value-type="float">
            <text:p>1.0824866559</text:p>
          </table:table-cell>
          <table:table-cell table:number-columns-repeated="4"/>
        </table:table-row>
        <table:table-row table:style-name="ro1">
          <table:table-cell office:value-type="float" office:value="1485178759" calcext:value-type="float">
            <text:p>1485178759</text:p>
          </table:table-cell>
          <table:table-cell office:value-type="float" office:value="-44" calcext:value-type="float">
            <text:p>-44</text:p>
          </table:table-cell>
          <table:table-cell table:formula="of:=10^((-40 - [.B78]) / (10 * 2.1))" office:value-type="float" office:value="1.55051577983262" calcext:value-type="float">
            <text:p>1.5505157798</text:p>
          </table:table-cell>
          <table:table-cell table:formula="of:=10^[.B78]" office:value-type="float" office:value="1E-044" calcext:value-type="float">
            <text:p>1E-44</text:p>
          </table:table-cell>
          <table:table-cell table:formula="of:=[.E77]+[.$K$2]*([.D78]-[.E77])" office:value-type="float" office:value="1.41992091336531E-041" calcext:value-type="float">
            <text:p>1.41992091336531E-41</text:p>
          </table:table-cell>
          <table:table-cell table:formula="of:=LOG([.E78];10)" office:value-type="float" office:value="-40.8477358442406" calcext:value-type="float">
            <text:p>-40.8477358442</text:p>
          </table:table-cell>
          <table:table-cell table:formula="of:=10^((-40 - [.F78]) / (10 * 2.1))" office:value-type="float" office:value="1.09740863601009" calcext:value-type="float">
            <text:p>1.097408636</text:p>
          </table:table-cell>
          <table:table-cell table:number-columns-repeated="4"/>
        </table:table-row>
        <table:table-row table:style-name="ro1">
          <table:table-cell office:value-type="float" office:value="1485178759" calcext:value-type="float">
            <text:p>1485178759</text:p>
          </table:table-cell>
          <table:table-cell office:value-type="float" office:value="-42" calcext:value-type="float">
            <text:p>-42</text:p>
          </table:table-cell>
          <table:table-cell table:formula="of:=10^((-40 - [.B79]) / (10 * 2.1))" office:value-type="float" office:value="1.24519708473503" calcext:value-type="float">
            <text:p>1.2451970847</text:p>
          </table:table-cell>
          <table:table-cell table:formula="of:=10^[.B79]" office:value-type="float" office:value="1E-042" calcext:value-type="float">
            <text:p>1E-42</text:p>
          </table:table-cell>
          <table:table-cell table:formula="of:=[.E78]+[.$K$2]*([.D79]-[.E78])" office:value-type="float" office:value="1.08994068502398E-041" calcext:value-type="float">
            <text:p>1.08994068502398E-41</text:p>
          </table:table-cell>
          <table:table-cell table:formula="of:=LOG([.E79];10)" office:value-type="float" office:value="-40.962597135883" calcext:value-type="float">
            <text:p>-40.9625971359</text:p>
          </table:table-cell>
          <table:table-cell table:formula="of:=10^((-40 - [.F79]) / (10 * 2.1))" office:value-type="float" office:value="1.11131700250379" calcext:value-type="float">
            <text:p>1.1113170025</text:p>
          </table:table-cell>
          <table:table-cell table:number-columns-repeated="4"/>
        </table:table-row>
        <table:table-row table:style-name="ro1">
          <table:table-cell office:value-type="float" office:value="1485178761" calcext:value-type="float">
            <text:p>1485178761</text:p>
          </table:table-cell>
          <table:table-cell office:value-type="float" office:value="-48" calcext:value-type="float">
            <text:p>-48</text:p>
          </table:table-cell>
          <table:table-cell table:formula="of:=10^((-40 - [.B80]) / (10 * 2.1))" office:value-type="float" office:value="2.40409918350997" calcext:value-type="float">
            <text:p>2.4040991835</text:p>
          </table:table-cell>
          <table:table-cell table:formula="of:=10^[.B80]" office:value-type="float" office:value="1E-048" calcext:value-type="float">
            <text:p>1E-48</text:p>
          </table:table-cell>
          <table:table-cell table:formula="of:=[.E79]+[.$K$2]*([.D80]-[.E79])" office:value-type="float" office:value="8.17455538767988E-042" calcext:value-type="float">
            <text:p>8.17455538767988E-42</text:p>
          </table:table-cell>
          <table:table-cell table:formula="of:=LOG([.E80];10)" office:value-type="float" office:value="-41.0875358592094" calcext:value-type="float">
            <text:p>-41.0875358592</text:p>
          </table:table-cell>
          <table:table-cell table:formula="of:=10^((-40 - [.F80]) / (10 * 2.1))" office:value-type="float" office:value="1.12664585143201" calcext:value-type="float">
            <text:p>1.1266458514</text:p>
          </table:table-cell>
          <table:table-cell table:number-columns-repeated="4"/>
        </table:table-row>
        <table:table-row table:style-name="ro1">
          <table:table-cell office:value-type="float" office:value="1485178761" calcext:value-type="float">
            <text:p>1485178761</text:p>
          </table:table-cell>
          <table:table-cell office:value-type="float" office:value="-40" calcext:value-type="float">
            <text:p>-40</text:p>
          </table:table-cell>
          <table:table-cell table:formula="of:=10^((-40 - [.B81]) / (10 * 2.1))" office:value-type="float" office:value="1" calcext:value-type="float">
            <text:p>1</text:p>
          </table:table-cell>
          <table:table-cell table:formula="of:=10^[.B81]" office:value-type="float" office:value="1E-040" calcext:value-type="float">
            <text:p>1E-40</text:p>
          </table:table-cell>
          <table:table-cell table:formula="of:=[.E80]+[.$K$2]*([.D81]-[.E80])" office:value-type="float" office:value="3.11309165407599E-041" calcext:value-type="float">
            <text:p>3.11309165407599E-41</text:p>
          </table:table-cell>
          <table:table-cell table:formula="of:=LOG([.E81];10)" office:value-type="float" office:value="-40.5068080928499" calcext:value-type="float">
            <text:p>-40.5068080929</text:p>
          </table:table-cell>
          <table:table-cell table:formula="of:=10^((-40 - [.F81]) / (10 * 2.1))" office:value-type="float" office:value="1.05714295205184" calcext:value-type="float">
            <text:p>1.0571429521</text:p>
          </table:table-cell>
          <table:table-cell table:number-columns-repeated="4"/>
        </table:table-row>
        <table:table-row table:style-name="ro1">
          <table:table-cell office:value-type="float" office:value="1485178762" calcext:value-type="float">
            <text:p>1485178762</text:p>
          </table:table-cell>
          <table:table-cell office:value-type="float" office:value="-38" calcext:value-type="float">
            <text:p>-38</text:p>
          </table:table-cell>
          <table:table-cell table:formula="of:=10^((-40 - [.B82]) / (10 * 2.1))" office:value-type="float" office:value="0.803085722139151" calcext:value-type="float">
            <text:p>0.8030857221</text:p>
          </table:table-cell>
          <table:table-cell table:formula="of:=10^[.B82]" office:value-type="float" office:value="1E-038" calcext:value-type="float">
            <text:p>1E-38</text:p>
          </table:table-cell>
          <table:table-cell table:formula="of:=[.E81]+[.$K$2]*([.D82]-[.E81])" office:value-type="float" office:value="2.52334818740557E-039" calcext:value-type="float">
            <text:p>2.52334818740557E-39</text:p>
          </table:table-cell>
          <table:table-cell table:formula="of:=LOG([.E82];10)" office:value-type="float" office:value="-38.5980228186717" calcext:value-type="float">
            <text:p>-38.5980228187</text:p>
          </table:table-cell>
          <table:table-cell table:formula="of:=10^((-40 - [.F82]) / (10 * 2.1))" office:value-type="float" office:value="0.85750997728853" calcext:value-type="float">
            <text:p>0.8575099773</text:p>
          </table:table-cell>
          <table:table-cell table:number-columns-repeated="4"/>
        </table:table-row>
        <table:table-row table:style-name="ro1">
          <table:table-cell office:value-type="float" office:value="1485178763" calcext:value-type="float">
            <text:p>1485178763</text:p>
          </table:table-cell>
          <table:table-cell office:value-type="float" office:value="-52" calcext:value-type="float">
            <text:p>-52</text:p>
          </table:table-cell>
          <table:table-cell table:formula="of:=10^((-40 - [.B83]) / (10 * 2.1))" office:value-type="float" office:value="3.72759372031494" calcext:value-type="float">
            <text:p>3.7275937203</text:p>
          </table:table-cell>
          <table:table-cell table:formula="of:=10^[.B83]" office:value-type="float" office:value="1E-052" calcext:value-type="float">
            <text:p>1E-52</text:p>
          </table:table-cell>
          <table:table-cell table:formula="of:=[.E82]+[.$K$2]*([.D83]-[.E82])" office:value-type="float" office:value="1.8925111405542E-039" calcext:value-type="float">
            <text:p>1.8925111405542E-39</text:p>
          </table:table-cell>
          <table:table-cell table:formula="of:=LOG([.E83];10)" office:value-type="float" office:value="-38.7229615552799" calcext:value-type="float">
            <text:p>-38.7229615553</text:p>
          </table:table-cell>
          <table:table-cell table:formula="of:=10^((-40 - [.F83]) / (10 * 2.1))" office:value-type="float" office:value="0.869337963608944" calcext:value-type="float">
            <text:p>0.8693379636</text:p>
          </table:table-cell>
          <table:table-cell table:number-columns-repeated="4"/>
        </table:table-row>
        <table:table-row table:style-name="ro1" table:number-rows-repeated="9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scan-worxmate-guest'.I38:'scan-worxmate-guest'.I3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4:45:10.238537986</dc:date>
    <meta:editing-duration>PT36M26S</meta:editing-duration>
    <meta:editing-cycles>2</meta:editing-cycles>
    <meta:generator>LibreOffice/5.1.4.2$Linux_X86_64 LibreOffice_project/10m0$Build-2</meta:generator>
    <meta:document-statistic meta:table-count="1" meta:cell-count="5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25cm" svg:height="8.494cm" xlink:href=".." xlink:type="simple" chart:class="chart:scatter" chart:style-name="ch1">
        <chart:title svg:x="7.174cm" svg:y="0.304cm" chart:style-name="ch2">
          <text:p>RSSI over time</text:p>
        </chart:title>
        <chart:legend chart:legend-position="end" svg:x="14.707cm" svg:y="3.948cm" style:legend-expansion="high" chart:style-name="ch3"/>
        <chart:plot-area chart:style-name="ch4" table:cell-range-address="'scan-worxmate-guest'.A1:'scan-worxmate-guest'.B175" svg:x="0.352cm" svg:y="1.266cm" svg:width="14.003cm" svg:height="7.059cm">
          <chartooo:coordinate-region svg:x="1.344cm" svg:y="1.466cm" svg:width="12.017cm" svg:height="6.6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B1:'scan-worxmate-guest'.B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717">
                <text:p>1485178717</text:p>
                <draw:g>
                  <svg:desc>'scan-worxmate-guest'.A1:'scan-worxmate-guest'.A175</svg:desc>
                </draw:g>
              </table:table-cell>
              <table:table-cell office:value-type="float" office:value="-50">
                <text:p>-50</text:p>
                <draw:g>
                  <svg:desc>'scan-worxmate-guest'.B1:'scan-worxmate-guest'.B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717">
                <text:p>148517871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717">
                <text:p>148517871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719">
                <text:p>14851787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719">
                <text:p>1485178719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719">
                <text:p>148517871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743">
                <text:p>14851787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743">
                <text:p>148517874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743">
                <text:p>148517874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747">
                <text:p>148517874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747">
                <text:p>148517874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747">
                <text:p>148517874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748">
                <text:p>148517874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749">
                <text:p>148517874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749">
                <text:p>148517874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751">
                <text:p>148517875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751">
                <text:p>148517875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752">
                <text:p>148517875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753">
                <text:p>148517875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753">
                <text:p>148517875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753">
                <text:p>148517875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755">
                <text:p>148517875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756">
                <text:p>148517875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757">
                <text:p>148517875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759">
                <text:p>148517875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759">
                <text:p>1485178759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759">
                <text:p>148517875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761">
                <text:p>148517876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761">
                <text:p>1485178761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762">
                <text:p>14851787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763">
                <text:p>148517876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129cm" svg:height="8.214cm" xlink:href=".." xlink:type="simple" chart:class="chart:scatter" chart:style-name="ch1">
        <chart:title svg:x="6.563cm" svg:y="0.299cm" chart:style-name="ch2">
          <text:p>Distance over time</text:p>
        </chart:title>
        <chart:legend chart:legend-position="end" svg:x="14.184cm" svg:y="3.808cm" style:legend-expansion="high" chart:style-name="ch3"/>
        <chart:plot-area chart:style-name="ch4" table:cell-range-address="'scan-worxmate-guest'.A1:'scan-worxmate-guest'.A175 'scan-worxmate-guest'.C1:'scan-worxmate-guest'.C175" svg:x="0.342cm" svg:y="1.256cm" svg:width="13.5cm" svg:height="6.794cm">
          <chartooo:coordinate-region svg:x="1.334cm" svg:y="1.455cm" svg:width="11.514cm" svg:height="5.9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C1:'scan-worxmate-guest'.C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717">
                <text:p>1485178717</text:p>
                <draw:g>
                  <svg:desc>'scan-worxmate-guest'.A1:'scan-worxmate-guest'.A175</svg:desc>
                </draw:g>
              </table:table-cell>
              <table:table-cell office:value-type="float" office:value="2.99357729472049">
                <text:p>2.99357729472049</text:p>
                <draw:g>
                  <svg:desc>'scan-worxmate-guest'.C1:'scan-worxmate-guest'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717">
                <text:p>1485178717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717">
                <text:p>1485178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719">
                <text:p>1485178719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719">
                <text:p>1485178719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719">
                <text:p>1485178719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721">
                <text:p>1485178721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721">
                <text:p>148517872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723">
                <text:p>148517872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723">
                <text:p>1485178723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723">
                <text:p>1485178723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723">
                <text:p>1485178723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723">
                <text:p>1485178723</text:p>
              </table:table-cell>
              <table:table-cell office:value-type="float" office:value="8.96150501946605">
                <text:p>8.96150501946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725">
                <text:p>1485178725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725">
                <text:p>1485178725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725">
                <text:p>1485178725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725">
                <text:p>1485178725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727">
                <text:p>1485178727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727">
                <text:p>1485178727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727">
                <text:p>1485178727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727">
                <text:p>1485178727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729">
                <text:p>1485178729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729">
                <text:p>1485178729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729">
                <text:p>1485178729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729">
                <text:p>1485178729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731">
                <text:p>1485178731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731">
                <text:p>148517873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731">
                <text:p>1485178731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733">
                <text:p>148517873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735">
                <text:p>1485178735</text:p>
              </table:table-cell>
              <table:table-cell office:value-type="float" office:value="5.77969288415331">
                <text:p>5.77969288415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735">
                <text:p>1485178735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735">
                <text:p>1485178735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735">
                <text:p>1485178735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737">
                <text:p>1485178737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737">
                <text:p>1485178737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737">
                <text:p>1485178737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737">
                <text:p>1485178737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739">
                <text:p>148517873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739">
                <text:p>148517873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739">
                <text:p>1485178739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739">
                <text:p>1485178739</text:p>
              </table:table-cell>
              <table:table-cell office:value-type="float" office:value="7.19685673001152">
                <text:p>7.19685673001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741">
                <text:p>1485178741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741">
                <text:p>1485178741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741">
                <text:p>148517874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741">
                <text:p>148517874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743">
                <text:p>148517874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743">
                <text:p>148517874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743">
                <text:p>1485178743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745">
                <text:p>1485178745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745">
                <text:p>1485178745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745">
                <text:p>1485178745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747">
                <text:p>1485178747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747">
                <text:p>1485178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747">
                <text:p>1485178747</text:p>
              </table:table-cell>
              <table:table-cell office:value-type="float" office:value="7.19685673001152">
                <text:p>7.196856730011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748">
                <text:p>1485178748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749">
                <text:p>1485178749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749">
                <text:p>148517874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751">
                <text:p>1485178751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751">
                <text:p>1485178751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752">
                <text:p>1485178752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753">
                <text:p>1485178753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753">
                <text:p>1485178753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753">
                <text:p>1485178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755">
                <text:p>1485178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756">
                <text:p>1485178756</text:p>
              </table:table-cell>
              <table:table-cell office:value-type="float" office:value="4.64158883361278">
                <text:p>4.641588833612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757">
                <text:p>1485178757</text:p>
              </table:table-cell>
              <table:table-cell office:value-type="float" office:value="1.93069772888325">
                <text:p>1.93069772888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759">
                <text:p>1485178759</text:p>
              </table:table-cell>
              <table:table-cell office:value-type="float" office:value="2.99357729472049">
                <text:p>2.993577294720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759">
                <text:p>1485178759</text:p>
              </table:table-cell>
              <table:table-cell office:value-type="float" office:value="1.55051577983262">
                <text:p>1.550515779832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759">
                <text:p>1485178759</text:p>
              </table:table-cell>
              <table:table-cell office:value-type="float" office:value="1.24519708473503">
                <text:p>1.24519708473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761">
                <text:p>1485178761</text:p>
              </table:table-cell>
              <table:table-cell office:value-type="float" office:value="2.40409918350997">
                <text:p>2.40409918350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761">
                <text:p>1485178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762">
                <text:p>1485178762</text:p>
              </table:table-cell>
              <table:table-cell office:value-type="float" office:value="0.803085722139151">
                <text:p>0.803085722139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763">
                <text:p>1485178763</text:p>
              </table:table-cell>
              <table:table-cell office:value-type="float" office:value="3.72759372031494">
                <text:p>3.72759372031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5cm" svg:height="8.6cm" xlink:href=".." xlink:type="simple" chart:class="chart:scatter" chart:style-name="ch1">
        <chart:title svg:x="6.241cm" svg:y="0.307cm" chart:style-name="ch2">
          <text:p>RSSI Filtered over time</text:p>
        </chart:title>
        <chart:legend chart:legend-position="end" svg:x="14.52cm" svg:y="4.001cm" style:legend-expansion="high" chart:style-name="ch3"/>
        <chart:plot-area chart:style-name="ch4" table:cell-range-address="'scan-worxmate-guest'.A1:'scan-worxmate-guest'.A175 'scan-worxmate-guest'.F1:'scan-worxmate-guest'.F175" svg:x="0.348cm" svg:y="1.272cm" svg:width="13.824cm" svg:height="7.156cm">
          <chartooo:coordinate-region svg:x="1.34cm" svg:y="1.471cm" svg:width="11.838cm" svg:height="6.7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F1:'scan-worxmate-guest'.F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717">
                <text:p>1485178717</text:p>
                <draw:g>
                  <svg:desc>'scan-worxmate-guest'.A1:'scan-worxmate-guest'.A175</svg:desc>
                </draw:g>
              </table:table-cell>
              <table:table-cell office:value-type="float" office:value="-50">
                <text:p>-50</text:p>
                <draw:g>
                  <svg:desc>'scan-worxmate-guest'.F1:'scan-worxmate-guest'.F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717">
                <text:p>1485178717</text:p>
              </table:table-cell>
              <table:table-cell office:value-type="float" office:value="-44.6020586884465">
                <text:p>-44.6020586884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717">
                <text:p>1485178717</text:p>
              </table:table-cell>
              <table:table-cell office:value-type="float" office:value="-40.6020274203655">
                <text:p>-40.6020274203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719">
                <text:p>1485178719</text:p>
              </table:table-cell>
              <table:table-cell office:value-type="float" office:value="-40.7269661569738">
                <text:p>-40.7269661569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719">
                <text:p>1485178719</text:p>
              </table:table-cell>
              <table:table-cell office:value-type="float" office:value="-40.8519048935821">
                <text:p>-40.8519048935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719">
                <text:p>1485178719</text:p>
              </table:table-cell>
              <table:table-cell office:value-type="float" office:value="-40.9768436300874">
                <text:p>-40.97684363008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1.1017823665585">
                <text:p>-41.1017823665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1.2267192731945">
                <text:p>-41.2267192731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1.3279192042769">
                <text:p>-41.3279192042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0.5447764553502">
                <text:p>-40.54477645535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721">
                <text:p>1485178721</text:p>
              </table:table-cell>
              <table:table-cell office:value-type="float" office:value="-40.6697151868835">
                <text:p>-40.6697151868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40.7946539234918">
                <text:p>-40.7946539234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40.9195926601001">
                <text:p>-40.9195926601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41.0445313967084">
                <text:p>-41.0445313967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41.1694701333167">
                <text:p>-41.1694701333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723">
                <text:p>1485178723</text:p>
              </table:table-cell>
              <table:table-cell office:value-type="float" office:value="-41.294408869925">
                <text:p>-41.294408869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41.4193476065304">
                <text:p>-41.4193476065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41.5442863051188">
                <text:p>-41.54428630511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41.669224991034">
                <text:p>-41.669224991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725">
                <text:p>1485178725</text:p>
              </table:table-cell>
              <table:table-cell office:value-type="float" office:value="-41.7941637276355">
                <text:p>-41.79416372763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1.9191023741227">
                <text:p>-41.919102374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2.0440411095293">
                <text:p>-42.0440411095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2.1689796859223">
                <text:p>-42.1689796859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727">
                <text:p>1485178727</text:p>
              </table:table-cell>
              <table:table-cell office:value-type="float" office:value="-42.2917874550459">
                <text:p>-42.2917874550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42.4167261916542">
                <text:p>-42.4167261916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42.5416649282247">
                <text:p>-42.5416649282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42.6666036597942">
                <text:p>-42.66660365979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729">
                <text:p>1485178729</text:p>
              </table:table-cell>
              <table:table-cell office:value-type="float" office:value="-42.7915417245617">
                <text:p>-42.79154172456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2.9164804611691">
                <text:p>-42.9164804611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3.0296366576248">
                <text:p>-43.02963665762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3.1544204332969">
                <text:p>-43.1544204332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3.2793571041329">
                <text:p>-43.27935710413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731">
                <text:p>1485178731</text:p>
              </table:table-cell>
              <table:table-cell office:value-type="float" office:value="-43.4042958404657">
                <text:p>-43.4042958404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3.5292309046141">
                <text:p>-43.5292309046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2.5651544789073">
                <text:p>-42.5651544789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2.3428198304554">
                <text:p>-42.3428198304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733">
                <text:p>1485178733</text:p>
              </table:table-cell>
              <table:table-cell office:value-type="float" office:value="-42.467726690834">
                <text:p>-42.467726690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42.5926654274423">
                <text:p>-42.5926654274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42.7176041639939">
                <text:p>-42.7176041639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42.8425428930466">
                <text:p>-42.84254289304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735">
                <text:p>1485178735</text:p>
              </table:table-cell>
              <table:table-cell office:value-type="float" office:value="-42.9674816295542">
                <text:p>-42.96748162955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43.0924203527304">
                <text:p>-43.09242035273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42.5077657097405">
                <text:p>-42.5077657097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42.6280688150232">
                <text:p>-42.6280688150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737">
                <text:p>1485178737</text:p>
              </table:table-cell>
              <table:table-cell office:value-type="float" office:value="-42.7530075454835">
                <text:p>-42.7530075454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2.8698253883496">
                <text:p>-42.86982538834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2.9841672156699">
                <text:p>-42.9841672156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3.1091045564577">
                <text:p>-43.1091045564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739">
                <text:p>1485178739</text:p>
              </table:table-cell>
              <table:table-cell office:value-type="float" office:value="-43.234043293066">
                <text:p>-43.234043293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43.3589820296718">
                <text:p>-43.3589820296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43.4839207659493">
                <text:p>-43.4839207659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43.608855091105">
                <text:p>-43.608855091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741">
                <text:p>1485178741</text:p>
              </table:table-cell>
              <table:table-cell office:value-type="float" office:value="-43.7337879458462">
                <text:p>-43.7337879458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743">
                <text:p>1485178743</text:p>
              </table:table-cell>
              <table:table-cell office:value-type="float" office:value="-43.8587188400889">
                <text:p>-43.8587188400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743">
                <text:p>1485178743</text:p>
              </table:table-cell>
              <table:table-cell office:value-type="float" office:value="-43.9836471204301">
                <text:p>-43.9836471204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743">
                <text:p>1485178743</text:p>
              </table:table-cell>
              <table:table-cell office:value-type="float" office:value="-44.1085858570245">
                <text:p>-44.1085858570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4.2335060053351">
                <text:p>-44.2335060053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2.5945156396597">
                <text:p>-42.5945156396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2.7138004690709">
                <text:p>-42.7138004690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2.8387384567114">
                <text:p>-42.83873845671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745">
                <text:p>1485178745</text:p>
              </table:table-cell>
              <table:table-cell office:value-type="float" office:value="-42.9636771932198">
                <text:p>-42.9636771932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747">
                <text:p>1485178747</text:p>
              </table:table-cell>
              <table:table-cell office:value-type="float" office:value="-43.0884828005174">
                <text:p>-43.08848280051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747">
                <text:p>1485178747</text:p>
              </table:table-cell>
              <table:table-cell office:value-type="float" office:value="-40.600998559902">
                <text:p>-40.6009985599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747">
                <text:p>1485178747</text:p>
              </table:table-cell>
              <table:table-cell office:value-type="float" office:value="-40.7259372965103">
                <text:p>-40.7259372965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748">
                <text:p>1485178748</text:p>
              </table:table-cell>
              <table:table-cell office:value-type="float" office:value="-40.8508760331186">
                <text:p>-40.8508760331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749">
                <text:p>1485178749</text:p>
              </table:table-cell>
              <table:table-cell office:value-type="float" office:value="-40.9758147696242">
                <text:p>-40.9758147696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749">
                <text:p>1485178749</text:p>
              </table:table-cell>
              <table:table-cell office:value-type="float" office:value="-41.1006166043647">
                <text:p>-41.1006166043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751">
                <text:p>1485178751</text:p>
              </table:table-cell>
              <table:table-cell office:value-type="float" office:value="-41.2253728722539">
                <text:p>-41.2253728722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751">
                <text:p>1485178751</text:p>
              </table:table-cell>
              <table:table-cell office:value-type="float" office:value="-41.3266443182056">
                <text:p>-41.3266443182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752">
                <text:p>1485178752</text:p>
              </table:table-cell>
              <table:table-cell office:value-type="float" office:value="-41.4515830545068">
                <text:p>-41.45158305450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753">
                <text:p>1485178753</text:p>
              </table:table-cell>
              <table:table-cell office:value-type="float" office:value="-41.5765217907056">
                <text:p>-41.5765217907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753">
                <text:p>1485178753</text:p>
              </table:table-cell>
              <table:table-cell office:value-type="float" office:value="-41.7014604727149">
                <text:p>-41.70146047271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753">
                <text:p>1485178753</text:p>
              </table:table-cell>
              <table:table-cell office:value-type="float" office:value="-40.5768947152991">
                <text:p>-40.5768947152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755">
                <text:p>1485178755</text:p>
              </table:table-cell>
              <table:table-cell office:value-type="float" office:value="-40.3480577993408">
                <text:p>-40.3480577993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756">
                <text:p>1485178756</text:p>
              </table:table-cell>
              <table:table-cell office:value-type="float" office:value="-40.4729965359491">
                <text:p>-40.47299653594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757">
                <text:p>1485178757</text:p>
              </table:table-cell>
              <table:table-cell office:value-type="float" office:value="-40.5979348423683">
                <text:p>-40.5979348423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759">
                <text:p>1485178759</text:p>
              </table:table-cell>
              <table:table-cell office:value-type="float" office:value="-40.7228735789193">
                <text:p>-40.7228735789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759">
                <text:p>1485178759</text:p>
              </table:table-cell>
              <table:table-cell office:value-type="float" office:value="-40.8477358442406">
                <text:p>-40.8477358442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759">
                <text:p>1485178759</text:p>
              </table:table-cell>
              <table:table-cell office:value-type="float" office:value="-40.962597135883">
                <text:p>-40.962597135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761">
                <text:p>1485178761</text:p>
              </table:table-cell>
              <table:table-cell office:value-type="float" office:value="-41.0875358592094">
                <text:p>-41.08753585920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761">
                <text:p>1485178761</text:p>
              </table:table-cell>
              <table:table-cell office:value-type="float" office:value="-40.5068080928499">
                <text:p>-40.5068080928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762">
                <text:p>1485178762</text:p>
              </table:table-cell>
              <table:table-cell office:value-type="float" office:value="-38.5980228186717">
                <text:p>-38.5980228186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763">
                <text:p>1485178763</text:p>
              </table:table-cell>
              <table:table-cell office:value-type="float" office:value="-38.7229615552799">
                <text:p>-38.7229615552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46cm" svg:height="8.666cm" xlink:href=".." xlink:type="simple" chart:class="chart:scatter" chart:style-name="ch1">
        <chart:title svg:x="5.488cm" svg:y="0.308cm" chart:style-name="ch2">
          <text:p>Distance Filtered over time</text:p>
        </chart:title>
        <chart:legend chart:legend-position="end" svg:x="13.688cm" svg:y="4.034cm" style:legend-expansion="high" chart:style-name="ch3"/>
        <chart:plot-area chart:style-name="ch4" table:cell-range-address="'scan-worxmate-guest'.A1:'scan-worxmate-guest'.A175 'scan-worxmate-guest'.G1:'scan-worxmate-guest'.G175" svg:x="0.332cm" svg:y="1.274cm" svg:width="13.024cm" svg:height="7.219cm">
          <chartooo:coordinate-region svg:x="1.324cm" svg:y="1.473cm" svg:width="11.038cm" svg:height="6.3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scan-worxmate-guest'.G1:'scan-worxmate-guest'.G175" chart:class="chart:scatter">
            <chart:domain table:cell-range-address="'scan-worxmate-guest'.A1:'scan-worxmate-guest'.A175"/>
            <chart:data-point chart:repeated="1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178717">
                <text:p>1485178717</text:p>
                <draw:g>
                  <svg:desc>'scan-worxmate-guest'.A1:'scan-worxmate-guest'.A175</svg:desc>
                </draw:g>
              </table:table-cell>
              <table:table-cell office:value-type="float" office:value="2.99357729472049">
                <text:p>2.99357729472049</text:p>
                <draw:g>
                  <svg:desc>'scan-worxmate-guest'.G1:'scan-worxmate-guest'.G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5178717">
                <text:p>1485178717</text:p>
              </table:table-cell>
              <table:table-cell office:value-type="float" office:value="1.65632536166524">
                <text:p>1.65632536166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5178717">
                <text:p>1485178717</text:p>
              </table:table-cell>
              <table:table-cell office:value-type="float" office:value="1.06823787580394">
                <text:p>1.06823787580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5178719">
                <text:p>1485178719</text:p>
              </table:table-cell>
              <table:table-cell office:value-type="float" office:value="1.08297251833475">
                <text:p>1.08297251833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5178719">
                <text:p>1485178719</text:p>
              </table:table-cell>
              <table:table-cell office:value-type="float" office:value="1.09791040182476">
                <text:p>1.09791040182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5178719">
                <text:p>1485178719</text:p>
              </table:table-cell>
              <table:table-cell office:value-type="float" office:value="1.11305432964716">
                <text:p>1.11305432964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12840714386399">
                <text:p>1.12840714386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1439714962134">
                <text:p>1.1439714962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15673598906417">
                <text:p>1.15673598906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06155313191785">
                <text:p>1.06155313191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5178721">
                <text:p>1485178721</text:p>
              </table:table-cell>
              <table:table-cell office:value-type="float" office:value="1.07619556843957">
                <text:p>1.07619556843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85178723">
                <text:p>1485178723</text:p>
              </table:table-cell>
              <table:table-cell office:value-type="float" office:value="1.09103997468408">
                <text:p>1.091039974684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5178723">
                <text:p>1485178723</text:p>
              </table:table-cell>
              <table:table-cell office:value-type="float" office:value="1.10608913590363">
                <text:p>1.10608913590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5178723">
                <text:p>1485178723</text:p>
              </table:table-cell>
              <table:table-cell office:value-type="float" office:value="1.12134587636745">
                <text:p>1.12134587636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5178723">
                <text:p>1485178723</text:p>
              </table:table-cell>
              <table:table-cell office:value-type="float" office:value="1.13681305930108">
                <text:p>1.13681305930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5178723">
                <text:p>1485178723</text:p>
              </table:table-cell>
              <table:table-cell office:value-type="float" office:value="1.15249358742368">
                <text:p>1.15249358742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5178725">
                <text:p>1485178725</text:p>
              </table:table-cell>
              <table:table-cell office:value-type="float" office:value="1.16839040349246">
                <text:p>1.168390403492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85178725">
                <text:p>1485178725</text:p>
              </table:table-cell>
              <table:table-cell office:value-type="float" office:value="1.18450648591845">
                <text:p>1.18450648591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5178725">
                <text:p>1485178725</text:p>
              </table:table-cell>
              <table:table-cell office:value-type="float" office:value="1.2008448623331">
                <text:p>1.2008448623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5178725">
                <text:p>1485178725</text:p>
              </table:table-cell>
              <table:table-cell office:value-type="float" office:value="1.21740860733902">
                <text:p>1.21740860733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5178727">
                <text:p>1485178727</text:p>
              </table:table-cell>
              <table:table-cell office:value-type="float" office:value="1.23420081066884">
                <text:p>1.23420081066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85178727">
                <text:p>1485178727</text:p>
              </table:table-cell>
              <table:table-cell office:value-type="float" office:value="1.25122464776754">
                <text:p>1.25122464776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5178727">
                <text:p>1485178727</text:p>
              </table:table-cell>
              <table:table-cell office:value-type="float" office:value="1.26848327950493">
                <text:p>1.26848327950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5178727">
                <text:p>1485178727</text:p>
              </table:table-cell>
              <table:table-cell office:value-type="float" office:value="1.28567954963662">
                <text:p>1.28567954963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5178729">
                <text:p>1485178729</text:p>
              </table:table-cell>
              <table:table-cell office:value-type="float" office:value="1.3034134542305">
                <text:p>1.3034134542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5178729">
                <text:p>1485178729</text:p>
              </table:table-cell>
              <table:table-cell office:value-type="float" office:value="1.32139196982811">
                <text:p>1.32139196982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5178729">
                <text:p>1485178729</text:p>
              </table:table-cell>
              <table:table-cell office:value-type="float" office:value="1.33961846972003">
                <text:p>1.33961846972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5178729">
                <text:p>1485178729</text:p>
              </table:table-cell>
              <table:table-cell office:value-type="float" office:value="1.35809627588544">
                <text:p>1.35809627588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3768290540435">
                <text:p>1.3768290540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39401809861399">
                <text:p>1.39401809861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41322234893776">
                <text:p>1.413222348937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43271517908114">
                <text:p>1.43271517908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5178731">
                <text:p>1485178731</text:p>
              </table:table-cell>
              <table:table-cell office:value-type="float" office:value="1.45247720628832">
                <text:p>1.45247720628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4725112263325">
                <text:p>1.4725112263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32479967616422">
                <text:p>1.32479967616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29289378882061">
                <text:p>1.29289378882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85178733">
                <text:p>1485178733</text:p>
              </table:table-cell>
              <table:table-cell office:value-type="float" office:value="1.31072262121619">
                <text:p>1.31072262121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5178735">
                <text:p>1485178735</text:p>
              </table:table-cell>
              <table:table-cell office:value-type="float" office:value="1.32880195515306">
                <text:p>1.32880195515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5178735">
                <text:p>1485178735</text:p>
              </table:table-cell>
              <table:table-cell office:value-type="float" office:value="1.34713066473918">
                <text:p>1.34713066473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85178735">
                <text:p>1485178735</text:p>
              </table:table-cell>
              <table:table-cell office:value-type="float" office:value="1.36571218860031">
                <text:p>1.365712188600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5178735">
                <text:p>1485178735</text:p>
              </table:table-cell>
              <table:table-cell office:value-type="float" office:value="1.38455001614647">
                <text:p>1.384550016146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85178737">
                <text:p>1485178737</text:p>
              </table:table-cell>
              <table:table-cell office:value-type="float" office:value="1.40364767951125">
                <text:p>1.40364767951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85178737">
                <text:p>1485178737</text:p>
              </table:table-cell>
              <table:table-cell office:value-type="float" office:value="1.31648954583608">
                <text:p>1.316489545836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85178737">
                <text:p>1485178737</text:p>
              </table:table-cell>
              <table:table-cell office:value-type="float" office:value="1.33397021906656">
                <text:p>1.333970219066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5178737">
                <text:p>1485178737</text:p>
              </table:table-cell>
              <table:table-cell office:value-type="float" office:value="1.35237021573028">
                <text:p>1.352370215730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5178739">
                <text:p>1485178739</text:p>
              </table:table-cell>
              <table:table-cell office:value-type="float" office:value="1.36980375321113">
                <text:p>1.36980375321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85178739">
                <text:p>1485178739</text:p>
              </table:table-cell>
              <table:table-cell office:value-type="float" office:value="1.38708540073531">
                <text:p>1.38708540073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178739">
                <text:p>1485178739</text:p>
              </table:table-cell>
              <table:table-cell office:value-type="float" office:value="1.4062178225474">
                <text:p>1.4062178225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85178739">
                <text:p>1485178739</text:p>
              </table:table-cell>
              <table:table-cell office:value-type="float" office:value="1.42561436090747">
                <text:p>1.425614360907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5178741">
                <text:p>1485178741</text:p>
              </table:table-cell>
              <table:table-cell office:value-type="float" office:value="1.44527844366483">
                <text:p>1.445278443664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85178741">
                <text:p>1485178741</text:p>
              </table:table-cell>
              <table:table-cell office:value-type="float" office:value="1.46521376111656">
                <text:p>1.465213761116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5178741">
                <text:p>1485178741</text:p>
              </table:table-cell>
              <table:table-cell office:value-type="float" office:value="1.4854233361172">
                <text:p>1.4854233361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5178741">
                <text:p>1485178741</text:p>
              </table:table-cell>
              <table:table-cell office:value-type="float" office:value="1.50591141735994">
                <text:p>1.50591141735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5178743">
                <text:p>1485178743</text:p>
              </table:table-cell>
              <table:table-cell office:value-type="float" office:value="1.5266817575233">
                <text:p>1.5266817575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5178743">
                <text:p>1485178743</text:p>
              </table:table-cell>
              <table:table-cell office:value-type="float" office:value="1.54773812979725">
                <text:p>1.54773812979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5178743">
                <text:p>1485178743</text:p>
              </table:table-cell>
              <table:table-cell office:value-type="float" office:value="1.56908671571418">
                <text:p>1.569086715714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59072652928103">
                <text:p>1.59072652928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32907155661957">
                <text:p>1.329071556619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34656894299985">
                <text:p>1.34656894299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36514260782614">
                <text:p>1.36514260782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5178745">
                <text:p>1485178745</text:p>
              </table:table-cell>
              <table:table-cell office:value-type="float" office:value="1.38397257891155">
                <text:p>1.3839725789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5178747">
                <text:p>1485178747</text:p>
              </table:table-cell>
              <table:table-cell office:value-type="float" office:value="1.40304179885963">
                <text:p>1.40304179885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85178747">
                <text:p>1485178747</text:p>
              </table:table-cell>
              <table:table-cell office:value-type="float" office:value="1.06811737322304">
                <text:p>1.06811737322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85178747">
                <text:p>1485178747</text:p>
              </table:table-cell>
              <table:table-cell office:value-type="float" office:value="1.08285035361241">
                <text:p>1.08285035361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85178748">
                <text:p>1485178748</text:p>
              </table:table-cell>
              <table:table-cell office:value-type="float" office:value="1.09778655203436">
                <text:p>1.09778655203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85178749">
                <text:p>1485178749</text:p>
              </table:table-cell>
              <table:table-cell office:value-type="float" office:value="1.11292877154592">
                <text:p>1.112928771545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5178749">
                <text:p>1485178749</text:p>
              </table:table-cell>
              <table:table-cell office:value-type="float" office:value="1.12826291757407">
                <text:p>1.128262917574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85178751">
                <text:p>1485178751</text:p>
              </table:table-cell>
              <table:table-cell office:value-type="float" office:value="1.14380262565204">
                <text:p>1.14380262565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85178751">
                <text:p>1485178751</text:p>
              </table:table-cell>
              <table:table-cell office:value-type="float" office:value="1.15657430334453">
                <text:p>1.15657430334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5178752">
                <text:p>1485178752</text:p>
              </table:table-cell>
              <table:table-cell office:value-type="float" office:value="1.17252740636019">
                <text:p>1.172527406360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85178753">
                <text:p>1485178753</text:p>
              </table:table-cell>
              <table:table-cell office:value-type="float" office:value="1.18870055704565">
                <text:p>1.188700557045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5178753">
                <text:p>1485178753</text:p>
              </table:table-cell>
              <table:table-cell office:value-type="float" office:value="1.20509678346135">
                <text:p>1.20509678346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5178753">
                <text:p>1485178753</text:p>
              </table:table-cell>
              <table:table-cell office:value-type="float" office:value="1.0652981600428">
                <text:p>1.06529816004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5178755">
                <text:p>1485178755</text:p>
              </table:table-cell>
              <table:table-cell office:value-type="float" office:value="1.03890103975544">
                <text:p>1.038901039755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178756">
                <text:p>1485178756</text:p>
              </table:table-cell>
              <table:table-cell office:value-type="float" office:value="1.05323102729139">
                <text:p>1.05323102729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5178757">
                <text:p>1485178757</text:p>
              </table:table-cell>
              <table:table-cell office:value-type="float" office:value="1.06775862384943">
                <text:p>1.06775862384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5178759">
                <text:p>1485178759</text:p>
              </table:table-cell>
              <table:table-cell office:value-type="float" office:value="1.08248665585495">
                <text:p>1.08248665585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5178759">
                <text:p>1485178759</text:p>
              </table:table-cell>
              <table:table-cell office:value-type="float" office:value="1.09740863601009">
                <text:p>1.097408636010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85178759">
                <text:p>1485178759</text:p>
              </table:table-cell>
              <table:table-cell office:value-type="float" office:value="1.11131700250379">
                <text:p>1.11131700250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85178761">
                <text:p>1485178761</text:p>
              </table:table-cell>
              <table:table-cell office:value-type="float" office:value="1.12664585143201">
                <text:p>1.126645851432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85178761">
                <text:p>1485178761</text:p>
              </table:table-cell>
              <table:table-cell office:value-type="float" office:value="1.05714295205184">
                <text:p>1.05714295205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85178762">
                <text:p>1485178762</text:p>
              </table:table-cell>
              <table:table-cell office:value-type="float" office:value="0.85750997728853">
                <text:p>0.85750997728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5178763">
                <text:p>1485178763</text:p>
              </table:table-cell>
              <table:table-cell office:value-type="float" office:value="0.869337963608944">
                <text:p>0.869337963608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